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7.7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.9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10.71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9.8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21"/>
    <style:style style:name="ce3" style:family="table-cell" style:parent-style-name="Default">
      <style:text-properties style:font-name="Arial" style:font-name-asian="Droid Sans" style:font-name-complex="Lohit Hindi"/>
    </style:style>
    <style:style style:name="ce4" style:family="table-cell" style:parent-style-name="Default" style:data-style-name="N121">
      <style:text-properties style:font-name="Arial" style:font-name-asian="Droid Sans" style:font-name-complex="Lohit Hind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2"/>
    <style:style style:name="ce16" style:family="table-cell" style:parent-style-name="Default" style:data-style-name="N0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Note Frequenci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/>
          <table:table-cell table:style-name="ce1" office:value-type="string">
            <text:p>Equal</text:p>
            <text:p>Temperament</text:p>
          </table:table-cell>
          <table:table-cell table:style-name="ce1" office:value-type="string">
            <text:p>Just</text:p>
            <text:p><text:span text:style-name="T1">Intonation</text:span></text:p>
          </table:table-cell>
          <table:table-cell table:style-name="ce1" office:value-type="string">
            <text:p>Pythagorean</text:p>
            <text:p>Tuning</text:p>
          </table:table-cell>
          <table:table-cell table:style-name="ce1" office:value-type="string">
            <text:p>Harmonic</text:p>
            <text:p>Series</text:p>
          </table:table-cell>
          <table:table-cell table:style-name="ce1" office:value-type="string">
            <text:p>Minute</text:p>
            <text:p>Series</text:p>
          </table:table-cell>
        </table:table-row>
        <table:table-row table:style-name="ro2">
          <table:table-cell table:style-name="ce1" office:value-type="string">
            <text:p>MIDI</text:p>
          </table:table-cell>
          <table:table-cell table:style-name="ce1" office:value-type="string">
            <text:p>Octave</text:p>
          </table:table-cell>
          <table:table-cell table:style-name="ce1" office:value-type="string">
            <text:p>Name</text:p>
          </table:table-cell>
          <table:table-cell table:number-columns-repeated="5" table:style-name="ce1" office:value-type="string">
            <text:p>Frequency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QUOTIENT([.A3];12)" office:value-type="float" office:value="0">
            <text:p>0</text:p>
          </table:table-cell>
          <table:table-cell table:style-name="ce1" table:formula="of:=OFFSET(['Note Names'.$B$2];MOD([.A3];12);0;1;1)" office:value-type="string" office:string-value="C">
            <text:p>C</text:p>
          </table:table-cell>
          <table:table-cell table:style-name="ce2" table:formula="of:=POWER(2;([.A3]-[.A$20])/12)*[.D$20]" office:value-type="float" office:value="8.17579891564371">
            <text:p>8.176</text:p>
          </table:table-cell>
          <table:table-cell table:style-name="ce2" table:formula="of:=[.E4]/['Tuning Ratios'.$R$20]" office:value-type="float" office:value="8.25">
            <text:p>8.250</text:p>
          </table:table-cell>
          <table:table-cell table:style-name="ce2" table:formula="of:=[.F4]/['Tuning Ratios'.$Y$20]" office:value-type="float" office:value="8.14814814814815">
            <text:p>8.148</text:p>
          </table:table-cell>
          <table:table-cell table:style-name="ce2" table:formula="of:=[.G4]/['Tuning Ratios'.$AG$20]" office:value-type="float" office:value="8.14814814814815">
            <text:p>8.148</text:p>
          </table:table-cell>
          <table:table-cell table:style-name="ce2" table:formula="of:=[.H4]/['Tuning Ratios'.$AN$20]" office:value-type="float" office:value="8.25">
            <text:p>8.25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QUOTIENT([.A4];12)" office:value-type="float" office:value="1">
            <text:p>1</text:p>
          </table:table-cell>
          <table:table-cell table:style-name="ce1" table:formula="of:=OFFSET(['Note Names'.$B$2];MOD([.A4];12);0;1;1)" office:value-type="string" office:string-value="C">
            <text:p>C</text:p>
          </table:table-cell>
          <table:table-cell table:style-name="ce2" table:formula="of:=POWER(2;([.A4]-[.A$20])/12)*[.D$20]" office:value-type="float" office:value="16.3515978312874">
            <text:p>16.352</text:p>
          </table:table-cell>
          <table:table-cell table:style-name="ce2" table:formula="of:=[.E5]/['Tuning Ratios'.$R$20]" office:value-type="float" office:value="16.5">
            <text:p>16.500</text:p>
          </table:table-cell>
          <table:table-cell table:style-name="ce2" table:formula="of:=[.F5]/['Tuning Ratios'.$Y$20]" office:value-type="float" office:value="16.2962962962963">
            <text:p>16.296</text:p>
          </table:table-cell>
          <table:table-cell table:style-name="ce2" table:formula="of:=[.G5]/['Tuning Ratios'.$AG$20]" office:value-type="float" office:value="16.2962962962963">
            <text:p>16.296</text:p>
          </table:table-cell>
          <table:table-cell table:style-name="ce2" table:formula="of:=[.H5]/['Tuning Ratios'.$AN$20]" office:value-type="float" office:value="16.5">
            <text:p>16.50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QUOTIENT([.A5];12)" office:value-type="float" office:value="2">
            <text:p>2</text:p>
          </table:table-cell>
          <table:table-cell table:style-name="ce1" table:formula="of:=OFFSET(['Note Names'.$B$2];MOD([.A5];12);0;1;1)" office:value-type="string" office:string-value="C">
            <text:p>C</text:p>
          </table:table-cell>
          <table:table-cell table:style-name="ce2" table:formula="of:=POWER(2;([.A5]-[.A$20])/12)*[.D$20]" office:value-type="float" office:value="32.7031956625748">
            <text:p>32.703</text:p>
          </table:table-cell>
          <table:table-cell table:style-name="ce2" table:formula="of:=[.E6]/['Tuning Ratios'.$R$20]" office:value-type="float" office:value="33">
            <text:p>33.000</text:p>
          </table:table-cell>
          <table:table-cell table:style-name="ce2" table:formula="of:=[.F6]/['Tuning Ratios'.$Y$20]" office:value-type="float" office:value="32.5925925925926">
            <text:p>32.593</text:p>
          </table:table-cell>
          <table:table-cell table:style-name="ce2" table:formula="of:=[.G6]/['Tuning Ratios'.$AG$20]" office:value-type="float" office:value="32.5925925925926">
            <text:p>32.593</text:p>
          </table:table-cell>
          <table:table-cell table:style-name="ce2" table:formula="of:=[.H6]/['Tuning Ratios'.$AN$20]" office:value-type="float" office:value="33">
            <text:p>33.00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QUOTIENT([.A6];12)" office:value-type="float" office:value="3">
            <text:p>3</text:p>
          </table:table-cell>
          <table:table-cell table:style-name="ce1" table:formula="of:=OFFSET(['Note Names'.$B$2];MOD([.A6];12);0;1;1)" office:value-type="string" office:string-value="C">
            <text:p>C</text:p>
          </table:table-cell>
          <table:table-cell table:style-name="ce2" table:formula="of:=POWER(2;([.A6]-[.A$20])/12)*[.D$20]" office:value-type="float" office:value="65.4063913251497">
            <text:p>65.406</text:p>
          </table:table-cell>
          <table:table-cell table:style-name="ce2" table:formula="of:=[.E7]/['Tuning Ratios'.$R$20]" office:value-type="float" office:value="66">
            <text:p>66.000</text:p>
          </table:table-cell>
          <table:table-cell table:style-name="ce2" table:formula="of:=[.F7]/['Tuning Ratios'.$Y$20]" office:value-type="float" office:value="65.1851851851852">
            <text:p>65.185</text:p>
          </table:table-cell>
          <table:table-cell table:style-name="ce2" table:formula="of:=[.G7]/['Tuning Ratios'.$AG$20]" office:value-type="float" office:value="65.1851851851852">
            <text:p>65.185</text:p>
          </table:table-cell>
          <table:table-cell table:style-name="ce2" table:formula="of:=[.H7]/['Tuning Ratios'.$AN$20]" office:value-type="float" office:value="66">
            <text:p>66.00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QUOTIENT([.A7];12)" office:value-type="float" office:value="4">
            <text:p>4</text:p>
          </table:table-cell>
          <table:table-cell table:style-name="ce1" table:formula="of:=OFFSET(['Note Names'.$B$2];MOD([.A7];12);0;1;1)" office:value-type="string" office:string-value="C">
            <text:p>C</text:p>
          </table:table-cell>
          <table:table-cell table:style-name="ce2" table:formula="of:=POWER(2;([.A7]-[.A$20])/12)*[.D$20]" office:value-type="float" office:value="130.812782650299">
            <text:p>130.813</text:p>
          </table:table-cell>
          <table:table-cell table:style-name="ce2" table:formula="of:=[.E8]/['Tuning Ratios'.$R$20]" office:value-type="float" office:value="132">
            <text:p>132.000</text:p>
          </table:table-cell>
          <table:table-cell table:style-name="ce2" table:formula="of:=[.F8]/['Tuning Ratios'.$Y$20]" office:value-type="float" office:value="130.37037037037">
            <text:p>130.370</text:p>
          </table:table-cell>
          <table:table-cell table:style-name="ce2" table:formula="of:=[.G8]/['Tuning Ratios'.$AG$20]" office:value-type="float" office:value="130.37037037037">
            <text:p>130.370</text:p>
          </table:table-cell>
          <table:table-cell table:style-name="ce2" table:formula="of:=[.H8]/['Tuning Ratios'.$AN$20]" office:value-type="float" office:value="132">
            <text:p>132.0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QUOTIENT([.A8];12)" office:value-type="float" office:value="5">
            <text:p>5</text:p>
          </table:table-cell>
          <table:table-cell table:style-name="ce1" table:formula="of:=OFFSET(['Note Names'.$B$2];MOD([.A8];12);0;1;1)" office:value-type="string" office:string-value="C">
            <text:p>C</text:p>
          </table:table-cell>
          <table:table-cell table:style-name="ce2" table:formula="of:=POWER(2;([.A8]-[.A$20])/12)*[.D$20]" office:value-type="float" office:value="261.625565300599">
            <text:p>261.626</text:p>
          </table:table-cell>
          <table:table-cell table:style-name="ce2" table:formula="of:=[.E$20]/['Tuning Ratios'.$R$16]" office:value-type="float" office:value="264">
            <text:p>264.000</text:p>
          </table:table-cell>
          <table:table-cell table:style-name="ce2" table:formula="of:=[.F$20]/['Tuning Ratios'.$Y$16]" office:value-type="float" office:value="260.740740740741">
            <text:p>260.741</text:p>
          </table:table-cell>
          <table:table-cell table:style-name="ce2" table:formula="of:=[.G$20]/['Tuning Ratios'.$AG$16]" office:value-type="float" office:value="260.740740740741">
            <text:p>260.741</text:p>
          </table:table-cell>
          <table:table-cell table:style-name="ce2" table:formula="of:=[.H$20]/['Tuning Ratios'.$AN$16]" office:value-type="float" office:value="264">
            <text:p>264.00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QUOTIENT([.A9];12)" office:value-type="float" office:value="5">
            <text:p>5</text:p>
          </table:table-cell>
          <table:table-cell table:style-name="ce1" office:value-type="string">
            <text:p>Db</text:p>
          </table:table-cell>
          <table:table-cell table:style-name="ce2" table:formula="of:=POWER(2;([.A9]-[.A$20])/12)*[.D$20]" office:value-type="float" office:value="277.182630976872">
            <text:p>277.183</text:p>
          </table:table-cell>
          <table:table-cell table:style-name="ce4" table:formula="of:=[.E$8]*VLOOKUP([.$C9];['Tuning Ratios'.$D$4:.$Y$20];15;0)" office:value-type="float" office:value="282.857142857143">
            <text:p>282.857</text:p>
          </table:table-cell>
          <table:table-cell table:style-name="ce2" table:formula="of:=[.$F$8]*VLOOKUP([.C9];['Tuning Ratios'.$D$4:.$Y$20];22;0)" office:value-type="float" office:value="274.689833866789">
            <text:p>274.690</text:p>
          </table:table-cell>
          <table:table-cell table:style-name="ce2" table:formula="of:=[.G$8]*VLOOKUP([.$C9];['Tuning Ratios'.$D$4:.$AG$20];30;0)" office:value-type="float" office:value="277.037037037037">
            <text:p>277.037</text:p>
          </table:table-cell>
          <table:table-cell table:style-name="ce2" table:formula="of:=[.H$8]*VLOOKUP([.$C9];['Tuning Ratios'.$D$4:.$AN$20];37;0)" office:value-type="float" office:value="277.2">
            <text:p>277.20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QUOTIENT([.A10];12)" office:value-type="float" office:value="5">
            <text:p>5</text:p>
          </table:table-cell>
          <table:table-cell table:style-name="ce1" table:formula="of:=OFFSET(['Note Names'.$B$2];MOD([.A10];12);0;1;1)" office:value-type="string" office:string-value="C#">
            <text:p>C#</text:p>
          </table:table-cell>
          <table:table-cell table:style-name="ce2" table:formula="of:=POWER(2;([.A10]-[.A$20])/12)*[.D$20]" office:value-type="float" office:value="277.182630976872">
            <text:p>277.183</text:p>
          </table:table-cell>
          <table:table-cell table:style-name="ce4" table:formula="of:=[.E$8]*VLOOKUP([.$C10];['Tuning Ratios'.$D$4:.$Y$20];15;0)" office:value-type="float" office:value="277.2">
            <text:p>277.200</text:p>
          </table:table-cell>
          <table:table-cell table:style-name="ce2" table:formula="of:=[.$F$8]*VLOOKUP([.C10];['Tuning Ratios'.$D$4:.$Y$20];22;0)" office:value-type="float" office:value="278.4375">
            <text:p>278.438</text:p>
          </table:table-cell>
          <table:table-cell table:style-name="ce2" table:formula="of:=[.G$8]*VLOOKUP([.$C10];['Tuning Ratios'.$D$4:.$AG$20];30;0)" office:value-type="float" office:value="277.037037037037">
            <text:p>277.037</text:p>
          </table:table-cell>
          <table:table-cell table:style-name="ce2" table:formula="of:=[.H$8]*VLOOKUP([.$C10];['Tuning Ratios'.$D$4:.$AN$20];37;0)" office:value-type="float" office:value="277.2">
            <text:p>277.20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QUOTIENT([.A11];12)" office:value-type="float" office:value="5">
            <text:p>5</text:p>
          </table:table-cell>
          <table:table-cell table:style-name="ce1" table:formula="of:=OFFSET(['Note Names'.$B$2];MOD([.A11];12);0;1;1)" office:value-type="string" office:string-value="D">
            <text:p>D</text:p>
          </table:table-cell>
          <table:table-cell table:style-name="ce2" table:formula="of:=POWER(2;([.A11]-[.A$20])/12)*[.D$20]" office:value-type="float" office:value="293.664767917408">
            <text:p>293.665</text:p>
          </table:table-cell>
          <table:table-cell table:style-name="ce4" table:formula="of:=[.E$8]*VLOOKUP([.$C11];['Tuning Ratios'.$D$4:.$Y$20];15;0)" office:value-type="float" office:value="297">
            <text:p>297.000</text:p>
          </table:table-cell>
          <table:table-cell table:style-name="ce2" table:formula="of:=[.$F$8]*VLOOKUP([.C11];['Tuning Ratios'.$D$4:.$Y$20];22;0)" office:value-type="float" office:value="293.333333333333">
            <text:p>293.333</text:p>
          </table:table-cell>
          <table:table-cell table:style-name="ce2" table:formula="of:=[.G$8]*VLOOKUP([.$C11];['Tuning Ratios'.$D$4:.$AG$20];30;0)" office:value-type="float" office:value="293.333333333333">
            <text:p>293.333</text:p>
          </table:table-cell>
          <table:table-cell table:style-name="ce2" table:formula="of:=[.H$8]*VLOOKUP([.$C11];['Tuning Ratios'.$D$4:.$AN$20];37;0)" office:value-type="float" office:value="286">
            <text:p>286.00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QUOTIENT([.A12];12)" office:value-type="float" office:value="5">
            <text:p>5</text:p>
          </table:table-cell>
          <table:table-cell table:style-name="ce1" table:formula="of:=OFFSET(['Note Names'.$B$2];MOD([.A12];12);0;1;1)" office:value-type="string" office:string-value="D#">
            <text:p>D#</text:p>
          </table:table-cell>
          <table:table-cell table:style-name="ce2" table:formula="of:=POWER(2;([.A12]-[.A$20])/12)*[.D$20]" office:value-type="float" office:value="311.126983722081">
            <text:p>311.127</text:p>
          </table:table-cell>
          <table:table-cell table:style-name="ce4" table:formula="of:=[.E$8]*VLOOKUP([.$C12];['Tuning Ratios'.$D$4:.$Y$20];15;0)" office:value-type="float" office:value="308">
            <text:p>308.000</text:p>
          </table:table-cell>
          <table:table-cell table:style-name="ce2" table:formula="of:=[.$F$8]*VLOOKUP([.C12];['Tuning Ratios'.$D$4:.$Y$20];22;0)" office:value-type="float" office:value="313.2421875">
            <text:p>313.242</text:p>
          </table:table-cell>
          <table:table-cell table:style-name="ce2" table:formula="of:=[.G$8]*VLOOKUP([.$C12];['Tuning Ratios'.$D$4:.$AG$20];30;0)" office:value-type="float" office:value="309.62962962963">
            <text:p>309.630</text:p>
          </table:table-cell>
          <table:table-cell table:style-name="ce2" table:formula="of:=[.H$8]*VLOOKUP([.$C12];['Tuning Ratios'.$D$4:.$AN$20];37;0)" office:value-type="float" office:value="308">
            <text:p>308.00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QUOTIENT([.A13];12)" office:value-type="float" office:value="5">
            <text:p>5</text:p>
          </table:table-cell>
          <table:table-cell table:style-name="ce1" table:formula="of:=OFFSET(['Note Names'.$B$2];MOD([.A13];12);0;1;1)" office:value-type="string" office:string-value="E">
            <text:p>E</text:p>
          </table:table-cell>
          <table:table-cell table:style-name="ce2" table:formula="of:=POWER(2;([.A13]-[.A$20])/12)*[.D$20]" office:value-type="float" office:value="329.62755691287">
            <text:p>329.628</text:p>
          </table:table-cell>
          <table:table-cell table:style-name="ce4" table:formula="of:=[.E$8]*VLOOKUP([.$C13];['Tuning Ratios'.$D$4:.$Y$20];15;0)" office:value-type="float" office:value="330">
            <text:p>330.000</text:p>
          </table:table-cell>
          <table:table-cell table:style-name="ce2" table:formula="of:=[.$F$8]*VLOOKUP([.C13];['Tuning Ratios'.$D$4:.$Y$20];22;0)" office:value-type="float" office:value="330">
            <text:p>330.000</text:p>
          </table:table-cell>
          <table:table-cell table:style-name="ce2" table:formula="of:=[.G$8]*VLOOKUP([.$C13];['Tuning Ratios'.$D$4:.$AG$20];30;0)" office:value-type="float" office:value="325.925925925926">
            <text:p>325.926</text:p>
          </table:table-cell>
          <table:table-cell table:style-name="ce2" table:formula="of:=[.H$8]*VLOOKUP([.$C13];['Tuning Ratios'.$D$4:.$AN$20];37;0)" office:value-type="float" office:value="330">
            <text:p>330.00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QUOTIENT([.A14];12)" office:value-type="float" office:value="5">
            <text:p>5</text:p>
          </table:table-cell>
          <table:table-cell table:style-name="ce1" table:formula="of:=OFFSET(['Note Names'.$B$2];MOD([.A14];12);0;1;1)" office:value-type="string" office:string-value="F">
            <text:p>F</text:p>
          </table:table-cell>
          <table:table-cell table:style-name="ce2" table:formula="of:=POWER(2;([.A14]-[.A$20])/12)*[.D$20]" office:value-type="float" office:value="349.228231433004">
            <text:p>349.228</text:p>
          </table:table-cell>
          <table:table-cell table:style-name="ce4" table:formula="of:=[.E$8]*VLOOKUP([.$C14];['Tuning Ratios'.$D$4:.$Y$20];15;0)" office:value-type="float" office:value="352">
            <text:p>352.000</text:p>
          </table:table-cell>
          <table:table-cell table:style-name="ce2" table:formula="of:=[.$F$8]*VLOOKUP([.C14];['Tuning Ratios'.$D$4:.$Y$20];22;0)" office:value-type="float" office:value="347.654320987654">
            <text:p>347.654</text:p>
          </table:table-cell>
          <table:table-cell table:style-name="ce2" table:formula="of:=[.G$8]*VLOOKUP([.$C14];['Tuning Ratios'.$D$4:.$AG$20];30;0)" office:value-type="float" office:value="342.222222222222">
            <text:p>342.222</text:p>
          </table:table-cell>
          <table:table-cell table:style-name="ce2" table:formula="of:=[.H$8]*VLOOKUP([.$C14];['Tuning Ratios'.$D$4:.$AN$20];37;0)" office:value-type="float" office:value="352">
            <text:p>352.00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QUOTIENT([.A15];12)" office:value-type="float" office:value="5">
            <text:p>5</text:p>
          </table:table-cell>
          <table:table-cell table:style-name="ce1" office:value-type="string">
            <text:p>Gb</text:p>
          </table:table-cell>
          <table:table-cell table:style-name="ce2" table:formula="of:=POWER(2;([.A15]-[.A$20])/12)*[.D$20]" office:value-type="float" office:value="369.994422711634">
            <text:p>369.994</text:p>
          </table:table-cell>
          <table:table-cell table:style-name="ce4" table:formula="of:=[.E$8]*VLOOKUP([.$C15];['Tuning Ratios'.$D$4:.$Y$20];15;0)" office:value-type="float" office:value="377.142857142857">
            <text:p>377.143</text:p>
          </table:table-cell>
          <table:table-cell table:style-name="ce2" table:formula="of:=[.$F$8]*VLOOKUP([.C15];['Tuning Ratios'.$D$4:.$Y$20];22;0)" office:value-type="float" office:value="366.253111822385">
            <text:p>366.253</text:p>
          </table:table-cell>
          <table:table-cell table:style-name="ce2" table:formula="of:=[.G$8]*VLOOKUP([.$C15];['Tuning Ratios'.$D$4:.$AG$20];30;0)" office:value-type="float" office:value="358.518518518519">
            <text:p>358.519</text:p>
          </table:table-cell>
          <table:table-cell table:style-name="ce2" table:formula="of:=[.H$8]*VLOOKUP([.$C15];['Tuning Ratios'.$D$4:.$AN$20];37;0)" office:value-type="float" office:value="374">
            <text:p>374.0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QUOTIENT([.A16];12)" office:value-type="float" office:value="5">
            <text:p>5</text:p>
          </table:table-cell>
          <table:table-cell table:style-name="ce1" table:formula="of:=OFFSET(['Note Names'.$B$2];MOD([.A16];12);0;1;1)" office:value-type="string" office:string-value="F#">
            <text:p>F#</text:p>
          </table:table-cell>
          <table:table-cell table:style-name="ce2" table:formula="of:=POWER(2;([.A16]-[.A$20])/12)*[.D$20]" office:value-type="float" office:value="369.994422711634">
            <text:p>369.994</text:p>
          </table:table-cell>
          <table:table-cell table:style-name="ce4" table:formula="of:=[.E$8]*VLOOKUP([.$C16];['Tuning Ratios'.$D$4:.$Y$20];15;0)" office:value-type="float" office:value="369.6">
            <text:p>369.600</text:p>
          </table:table-cell>
          <table:table-cell table:style-name="ce2" table:formula="of:=[.$F$8]*VLOOKUP([.C16];['Tuning Ratios'.$D$4:.$Y$20];22;0)" office:value-type="float" office:value="371.25">
            <text:p>371.250</text:p>
          </table:table-cell>
          <table:table-cell table:style-name="ce2" table:formula="of:=[.G$8]*VLOOKUP([.$C16];['Tuning Ratios'.$D$4:.$AG$20];30;0)" office:value-type="float" office:value="374.814814814815">
            <text:p>374.815</text:p>
          </table:table-cell>
          <table:table-cell table:style-name="ce2" table:formula="of:=[.H$8]*VLOOKUP([.$C16];['Tuning Ratios'.$D$4:.$AN$20];37;0)" office:value-type="float" office:value="374">
            <text:p>374.00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QUOTIENT([.A17];12)" office:value-type="float" office:value="5">
            <text:p>5</text:p>
          </table:table-cell>
          <table:table-cell table:style-name="ce1" table:formula="of:=OFFSET(['Note Names'.$B$2];MOD([.A17];12);0;1;1)" office:value-type="string" office:string-value="G">
            <text:p>G</text:p>
          </table:table-cell>
          <table:table-cell table:style-name="ce2" table:formula="of:=POWER(2;([.A17]-[.A$20])/12)*[.D$20]" office:value-type="float" office:value="391.995435981749">
            <text:p>391.995</text:p>
          </table:table-cell>
          <table:table-cell table:style-name="ce4" table:formula="of:=[.E$8]*VLOOKUP([.$C17];['Tuning Ratios'.$D$4:.$Y$20];15;0)" office:value-type="float" office:value="396">
            <text:p>396.000</text:p>
          </table:table-cell>
          <table:table-cell table:style-name="ce2" table:formula="of:=[.$F$8]*VLOOKUP([.C17];['Tuning Ratios'.$D$4:.$Y$20];22;0)" office:value-type="float" office:value="391.111111111111">
            <text:p>391.111</text:p>
          </table:table-cell>
          <table:table-cell table:style-name="ce2" table:formula="of:=[.G$8]*VLOOKUP([.$C17];['Tuning Ratios'.$D$4:.$AG$20];30;0)" office:value-type="float" office:value="391.111111111111">
            <text:p>391.111</text:p>
          </table:table-cell>
          <table:table-cell table:style-name="ce2" table:formula="of:=[.H$8]*VLOOKUP([.$C17];['Tuning Ratios'.$D$4:.$AN$20];37;0)" office:value-type="float" office:value="396">
            <text:p>396.0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QUOTIENT([.A18];12)" office:value-type="float" office:value="5">
            <text:p>5</text:p>
          </table:table-cell>
          <table:table-cell table:style-name="ce1" office:value-type="string">
            <text:p>Ab</text:p>
          </table:table-cell>
          <table:table-cell table:style-name="ce2" table:formula="of:=POWER(2;([.A18]-[.A$20])/12)*[.D$20]" office:value-type="float" office:value="415.304697579945">
            <text:p>415.305</text:p>
          </table:table-cell>
          <table:table-cell table:style-name="ce4" table:formula="of:=[.E$8]*VLOOKUP([.$C18];['Tuning Ratios'.$D$4:.$Y$20];15;0)" office:value-type="float" office:value="422.4">
            <text:p>422.400</text:p>
          </table:table-cell>
          <table:table-cell table:style-name="ce2" table:formula="of:=[.$F$8]*VLOOKUP([.C18];['Tuning Ratios'.$D$4:.$Y$20];22;0)" office:value-type="float" office:value="412.034750800183">
            <text:p>412.035</text:p>
          </table:table-cell>
          <table:table-cell table:style-name="ce2" table:formula="of:=[.G$8]*VLOOKUP([.$C18];['Tuning Ratios'.$D$4:.$AG$20];30;0)" office:value-type="float" office:value="407.407407407407">
            <text:p>407.407</text:p>
          </table:table-cell>
          <table:table-cell table:style-name="ce2" table:formula="of:=[.H$8]*VLOOKUP([.$C18];['Tuning Ratios'.$D$4:.$AN$20];37;0)" office:value-type="float" office:value="418">
            <text:p>418.0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QUOTIENT([.A19];12)" office:value-type="float" office:value="5">
            <text:p>5</text:p>
          </table:table-cell>
          <table:table-cell table:style-name="ce1" table:formula="of:=OFFSET(['Note Names'.$B$2];MOD([.A19];12);0;1;1)" office:value-type="string" office:string-value="G#">
            <text:p>G#</text:p>
          </table:table-cell>
          <table:table-cell table:style-name="ce2" table:formula="of:=POWER(2;([.A19]-[.A$20])/12)*[.D$20]" office:value-type="float" office:value="415.304697579945">
            <text:p>415.305</text:p>
          </table:table-cell>
          <table:table-cell table:style-name="ce4" table:formula="of:=[.E$8]*VLOOKUP([.$C19];['Tuning Ratios'.$D$4:.$Y$20];15;0)" office:value-type="float" office:value="410.666666666667">
            <text:p>410.667</text:p>
          </table:table-cell>
          <table:table-cell table:style-name="ce2" table:formula="of:=[.F$8]*VLOOKUP([.$C19];['Tuning Ratios'.$D$4:.$Y$20];22;0)" office:value-type="float" office:value="417.65625">
            <text:p>417.656</text:p>
          </table:table-cell>
          <table:table-cell table:style-name="ce2" table:formula="of:=[.G$8]*VLOOKUP([.$C19];['Tuning Ratios'.$D$4:.$AG$20];30;0)" office:value-type="float" office:value="423.703703703704">
            <text:p>423.704</text:p>
          </table:table-cell>
          <table:table-cell table:style-name="ce2" table:formula="of:=[.H$8]*VLOOKUP([.$C19];['Tuning Ratios'.$D$4:.$AN$20];37;0)" office:value-type="float" office:value="418">
            <text:p>418.00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QUOTIENT([.A20];12)" office:value-type="float" office:value="5">
            <text:p>5</text:p>
          </table:table-cell>
          <table:table-cell table:style-name="ce1" table:formula="of:=OFFSET(['Note Names'.$B$2];MOD([.A20];12);0;1;1)" office:value-type="string" office:string-value="A">
            <text:p>A</text:p>
          </table:table-cell>
          <table:table-cell table:number-columns-repeated="5" table:style-name="ce2" office:value-type="float" office:value="440">
            <text:p>440.00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QUOTIENT([.A21];12)" office:value-type="float" office:value="5">
            <text:p>5</text:p>
          </table:table-cell>
          <table:table-cell table:style-name="ce1" office:value-type="string">
            <text:p>Bb</text:p>
          </table:table-cell>
          <table:table-cell table:style-name="ce2" table:formula="of:=POWER(2;([.A21]-[.A$20])/12)*[.D$20]" office:value-type="float" office:value="466.16376151809">
            <text:p>466.164</text:p>
          </table:table-cell>
          <table:table-cell table:style-name="ce4" table:formula="of:=[.E$8]*VLOOKUP([.$C21];['Tuning Ratios'.$D$4:.$Y$20];15;0)" office:value-type="float" office:value="475.2">
            <text:p>475.200</text:p>
          </table:table-cell>
          <table:table-cell table:style-name="ce2" table:formula="of:=[.F$8]*VLOOKUP([.$C21];['Tuning Ratios'.$D$4:.$Y$20];22;0)" office:value-type="float" office:value="463.539094650206">
            <text:p>463.539</text:p>
          </table:table-cell>
          <table:table-cell table:style-name="ce2" table:formula="of:=[.G$8]*VLOOKUP([.$C21];['Tuning Ratios'.$D$4:.$AG$20];30;0)" office:value-type="float" office:value="456.296296296296">
            <text:p>456.296</text:p>
          </table:table-cell>
          <table:table-cell table:style-name="ce2" table:formula="of:=[.H$8]*VLOOKUP([.$C21];['Tuning Ratios'.$D$4:.$AN$20];37;0)" office:value-type="float" office:value="462">
            <text:p>462.00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QUOTIENT([.A22];12)" office:value-type="float" office:value="5">
            <text:p>5</text:p>
          </table:table-cell>
          <table:table-cell table:style-name="ce1" table:formula="of:=OFFSET(['Note Names'.$B$2];MOD([.A22];12);0;1;1)" office:value-type="string" office:string-value="A#">
            <text:p>A#</text:p>
          </table:table-cell>
          <table:table-cell table:style-name="ce2" table:formula="of:=POWER(2;([.A22]-[.A$20])/12)*[.D$20]" office:value-type="float" office:value="466.16376151809">
            <text:p>466.164</text:p>
          </table:table-cell>
          <table:table-cell table:style-name="ce4" table:formula="of:=[.E$8]*VLOOKUP([.$C22];['Tuning Ratios'.$D$4:.$Y$20];15;0)" office:value-type="float" office:value="462">
            <text:p>462.000</text:p>
          </table:table-cell>
          <table:table-cell table:style-name="ce2" table:formula="of:=[.F$8]*VLOOKUP([.$C22];['Tuning Ratios'.$D$4:.$Y$20];22;0)" office:value-type="float" office:value="469.86328125">
            <text:p>469.863</text:p>
          </table:table-cell>
          <table:table-cell table:style-name="ce2" table:formula="of:=[.G$8]*VLOOKUP([.$C22];['Tuning Ratios'.$D$4:.$AG$20];30;0)" office:value-type="float" office:value="472.592592592593">
            <text:p>472.593</text:p>
          </table:table-cell>
          <table:table-cell table:style-name="ce2" table:formula="of:=[.H$8]*VLOOKUP([.$C22];['Tuning Ratios'.$D$4:.$AN$20];37;0)" office:value-type="float" office:value="484">
            <text:p>484.0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QUOTIENT([.A23];12)" office:value-type="float" office:value="5">
            <text:p>5</text:p>
          </table:table-cell>
          <table:table-cell table:style-name="ce1" table:formula="of:=OFFSET(['Note Names'.$B$2];MOD([.A23];12);0;1;1)" office:value-type="string" office:string-value="B">
            <text:p>B</text:p>
          </table:table-cell>
          <table:table-cell table:style-name="ce2" table:formula="of:=POWER(2;([.A23]-[.A$20])/12)*[.D$20]" office:value-type="float" office:value="493.883301256124">
            <text:p>493.883</text:p>
          </table:table-cell>
          <table:table-cell table:style-name="ce4" table:formula="of:=[.E$8]*VLOOKUP([.$C23];['Tuning Ratios'.$D$4:.$Y$20];15;0)" office:value-type="float" office:value="495">
            <text:p>495.000</text:p>
          </table:table-cell>
          <table:table-cell table:style-name="ce2" table:formula="of:=[.F$8]*VLOOKUP([.$C23];['Tuning Ratios'.$D$4:.$Y$20];22;0)" office:value-type="float" office:value="495">
            <text:p>495.000</text:p>
          </table:table-cell>
          <table:table-cell table:style-name="ce2" table:formula="of:=[.G$8]*VLOOKUP([.$C23];['Tuning Ratios'.$D$4:.$AG$20];30;0)" office:value-type="float" office:value="488.888888888889">
            <text:p>488.889</text:p>
          </table:table-cell>
          <table:table-cell table:style-name="ce2" table:formula="of:=[.H$8]*VLOOKUP([.$C23];['Tuning Ratios'.$D$4:.$AN$20];37;0)" office:value-type="float" office:value="506">
            <text:p>506.00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QUOTIENT([.A24];12)" office:value-type="float" office:value="6">
            <text:p>6</text:p>
          </table:table-cell>
          <table:table-cell table:style-name="ce1" table:formula="of:=OFFSET(['Note Names'.$B$2];MOD([.A24];12);0;1;1)" office:value-type="string" office:string-value="C">
            <text:p>C</text:p>
          </table:table-cell>
          <table:table-cell table:style-name="ce2" table:formula="of:=POWER(2;([.A24]-[.A$20])/12)*[.D$20]" office:value-type="float" office:value="523.251130601197">
            <text:p>523.251</text:p>
          </table:table-cell>
          <table:table-cell table:style-name="ce4" table:formula="of:=[.E$8]*VLOOKUP([.$C24];['Tuning Ratios'.$D$4:.$Y$20];15;0)" office:value-type="float" office:value="528">
            <text:p>528.000</text:p>
          </table:table-cell>
          <table:table-cell table:style-name="ce2" table:formula="of:=[.F$8]*VLOOKUP([.$C24];['Tuning Ratios'.$D$4:.$Y$20];22;0)" office:value-type="float" office:value="521.481481481482">
            <text:p>521.481</text:p>
          </table:table-cell>
          <table:table-cell table:style-name="ce2" table:formula="of:=[.G$8]*VLOOKUP([.$C24];['Tuning Ratios'.$D$4:.$AG$20];30;0)" office:value-type="float" office:value="521.481481481482">
            <text:p>521.481</text:p>
          </table:table-cell>
          <table:table-cell table:style-name="ce2" table:formula="of:=[.H$8]*VLOOKUP([.$C24];['Tuning Ratios'.$D$4:.$AN$20];37;0)" office:value-type="float" office:value="528">
            <text:p>528.00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QUOTIENT([.A25];12)" office:value-type="float" office:value="6">
            <text:p>6</text:p>
          </table:table-cell>
          <table:table-cell table:style-name="ce1" table:formula="of:=OFFSET(['Note Names'.$B$2];MOD([.A25];12);0;1;1)" office:value-type="string" office:string-value="D">
            <text:p>D</text:p>
          </table:table-cell>
          <table:table-cell table:style-name="ce2" table:formula="of:=POWER(2;([.A25]-[.A$20])/12)*[.D$20]" office:value-type="float" office:value="587.329535834815">
            <text:p>587.330</text:p>
          </table:table-cell>
          <table:table-cell table:style-name="ce4" table:formula="of:=[.E$24]*VLOOKUP([.$C25];['Tuning Ratios'.$D$4:.$Y$20];15;0)" office:value-type="float" office:value="594">
            <text:p>594.000</text:p>
          </table:table-cell>
          <table:table-cell table:style-name="ce4" table:formula="of:=[.F$24]*VLOOKUP([.$C25];['Tuning Ratios'.$D$4:.$Y$20];22;0)" office:value-type="float" office:value="586.666666666667">
            <text:p>586.667</text:p>
          </table:table-cell>
          <table:table-cell table:style-name="ce4" table:formula="of:=[.G$24]*VLOOKUP([.$C25];['Tuning Ratios'.$D$4:.$AG$20];30;0)" office:value-type="float" office:value="586.666666666667">
            <text:p>586.667</text:p>
          </table:table-cell>
          <table:table-cell table:style-name="ce4" table:formula="of:=[.H$24]*VLOOKUP([.$C25];['Tuning Ratios'.$D$4:.$AN$20];37;0)" office:value-type="float" office:value="572">
            <text:p>572.00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QUOTIENT([.A26];12)" office:value-type="float" office:value="6">
            <text:p>6</text:p>
          </table:table-cell>
          <table:table-cell table:style-name="ce1" table:formula="of:=OFFSET(['Note Names'.$B$2];MOD([.A26];12);0;1;1)" office:value-type="string" office:string-value="E">
            <text:p>E</text:p>
          </table:table-cell>
          <table:table-cell table:style-name="ce2" table:formula="of:=POWER(2;([.A26]-[.A$20])/12)*[.D$20]" office:value-type="float" office:value="659.25511382574">
            <text:p>659.255</text:p>
          </table:table-cell>
          <table:table-cell table:style-name="ce4" table:formula="of:=[.E$24]*VLOOKUP([.$C26];['Tuning Ratios'.$D$4:.$Y$20];15;0)" office:value-type="float" office:value="660">
            <text:p>660.000</text:p>
          </table:table-cell>
          <table:table-cell table:style-name="ce4" table:formula="of:=[.F$24]*VLOOKUP([.$C26];['Tuning Ratios'.$D$4:.$Y$20];22;0)" office:value-type="float" office:value="660">
            <text:p>660.000</text:p>
          </table:table-cell>
          <table:table-cell table:style-name="ce4" table:formula="of:=[.G$24]*VLOOKUP([.$C26];['Tuning Ratios'.$D$4:.$AG$20];30;0)" office:value-type="float" office:value="651.851851851852">
            <text:p>651.852</text:p>
          </table:table-cell>
          <table:table-cell table:style-name="ce4" table:formula="of:=[.H$24]*VLOOKUP([.$C26];['Tuning Ratios'.$D$4:.$AN$20];37;0)" office:value-type="float" office:value="660">
            <text:p>660.00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QUOTIENT([.A27];12)" office:value-type="float" office:value="6">
            <text:p>6</text:p>
          </table:table-cell>
          <table:table-cell table:style-name="ce1" table:formula="of:=OFFSET(['Note Names'.$B$2];MOD([.A27];12);0;1;1)" office:value-type="string" office:string-value="F">
            <text:p>F</text:p>
          </table:table-cell>
          <table:table-cell table:style-name="ce2" table:formula="of:=POWER(2;([.A27]-[.A$20])/12)*[.D$20]" office:value-type="float" office:value="698.456462866008">
            <text:p>698.456</text:p>
          </table:table-cell>
          <table:table-cell table:style-name="ce4" table:formula="of:=[.E$24]*VLOOKUP([.$C27];['Tuning Ratios'.$D$4:.$Y$20];15;0)" office:value-type="float" office:value="704">
            <text:p>704.000</text:p>
          </table:table-cell>
          <table:table-cell table:style-name="ce4" table:formula="of:=[.F$24]*VLOOKUP([.$C27];['Tuning Ratios'.$D$4:.$Y$20];22;0)" office:value-type="float" office:value="695.308641975309">
            <text:p>695.309</text:p>
          </table:table-cell>
          <table:table-cell table:style-name="ce4" table:formula="of:=[.G$24]*VLOOKUP([.$C27];['Tuning Ratios'.$D$4:.$AG$20];30;0)" office:value-type="float" office:value="684.444444444445">
            <text:p>684.444</text:p>
          </table:table-cell>
          <table:table-cell table:style-name="ce4" table:formula="of:=[.H$24]*VLOOKUP([.$C27];['Tuning Ratios'.$D$4:.$AN$20];37;0)" office:value-type="float" office:value="704">
            <text:p>704.00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QUOTIENT([.A28];12)" office:value-type="float" office:value="6">
            <text:p>6</text:p>
          </table:table-cell>
          <table:table-cell table:style-name="ce1" table:formula="of:=OFFSET(['Note Names'.$B$2];MOD([.A28];12);0;1;1)" office:value-type="string" office:string-value="G">
            <text:p>G</text:p>
          </table:table-cell>
          <table:table-cell table:style-name="ce2" table:formula="of:=POWER(2;([.A28]-[.A$20])/12)*[.D$20]" office:value-type="float" office:value="783.990871963499">
            <text:p>783.991</text:p>
          </table:table-cell>
          <table:table-cell table:style-name="ce4" table:formula="of:=[.E$24]*VLOOKUP([.$C28];['Tuning Ratios'.$D$4:.$Y$20];15;0)" office:value-type="float" office:value="792">
            <text:p>792.000</text:p>
          </table:table-cell>
          <table:table-cell table:style-name="ce4" table:formula="of:=[.F$24]*VLOOKUP([.$C28];['Tuning Ratios'.$D$4:.$Y$20];22;0)" office:value-type="float" office:value="782.222222222222">
            <text:p>782.222</text:p>
          </table:table-cell>
          <table:table-cell table:style-name="ce4" table:formula="of:=[.G$24]*VLOOKUP([.$C28];['Tuning Ratios'.$D$4:.$AG$20];30;0)" office:value-type="float" office:value="782.222222222222">
            <text:p>782.222</text:p>
          </table:table-cell>
          <table:table-cell table:style-name="ce4" table:formula="of:=[.H$24]*VLOOKUP([.$C28];['Tuning Ratios'.$D$4:.$AN$20];37;0)" office:value-type="float" office:value="792">
            <text:p>792.00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QUOTIENT([.A29];12)" office:value-type="float" office:value="6">
            <text:p>6</text:p>
          </table:table-cell>
          <table:table-cell table:style-name="ce1" table:formula="of:=OFFSET(['Note Names'.$B$2];MOD([.A29];12);0;1;1)" office:value-type="string" office:string-value="A">
            <text:p>A</text:p>
          </table:table-cell>
          <table:table-cell table:style-name="ce2" table:formula="of:=POWER(2;([.A29]-[.A$20])/12)*[.D$20]" office:value-type="float" office:value="880">
            <text:p>880.000</text:p>
          </table:table-cell>
          <table:table-cell table:style-name="ce4" table:formula="of:=[.E$24]*VLOOKUP([.$C29];['Tuning Ratios'.$D$4:.$Y$20];15;0)" office:value-type="float" office:value="880">
            <text:p>880.000</text:p>
          </table:table-cell>
          <table:table-cell table:style-name="ce4" table:formula="of:=[.F$24]*VLOOKUP([.$C29];['Tuning Ratios'.$D$4:.$Y$20];22;0)" office:value-type="float" office:value="880">
            <text:p>880.000</text:p>
          </table:table-cell>
          <table:table-cell table:style-name="ce4" table:formula="of:=[.G$24]*VLOOKUP([.$C29];['Tuning Ratios'.$D$4:.$AG$20];30;0)" office:value-type="float" office:value="880">
            <text:p>880.000</text:p>
          </table:table-cell>
          <table:table-cell table:style-name="ce4" table:formula="of:=[.H$24]*VLOOKUP([.$C29];['Tuning Ratios'.$D$4:.$AN$20];37;0)" office:value-type="float" office:value="880">
            <text:p>880.00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QUOTIENT([.A30];12)" office:value-type="float" office:value="6">
            <text:p>6</text:p>
          </table:table-cell>
          <table:table-cell table:style-name="ce1" table:formula="of:=OFFSET(['Note Names'.$B$2];MOD([.A30];12);0;1;1)" office:value-type="string" office:string-value="B">
            <text:p>B</text:p>
          </table:table-cell>
          <table:table-cell table:style-name="ce2" table:formula="of:=POWER(2;([.A30]-[.A$20])/12)*[.D$20]" office:value-type="float" office:value="987.766602512248">
            <text:p>987.767</text:p>
          </table:table-cell>
          <table:table-cell table:style-name="ce4" table:formula="of:=[.E$24]*VLOOKUP([.$C30];['Tuning Ratios'.$D$4:.$Y$20];15;0)" office:value-type="float" office:value="990">
            <text:p>990.000</text:p>
          </table:table-cell>
          <table:table-cell table:style-name="ce4" table:formula="of:=[.F$24]*VLOOKUP([.$C30];['Tuning Ratios'.$D$4:.$Y$20];22;0)" office:value-type="float" office:value="990">
            <text:p>990.000</text:p>
          </table:table-cell>
          <table:table-cell table:style-name="ce4" table:formula="of:=[.G$24]*VLOOKUP([.$C30];['Tuning Ratios'.$D$4:.$AG$20];30;0)" office:value-type="float" office:value="977.777777777778">
            <text:p>977.778</text:p>
          </table:table-cell>
          <table:table-cell table:style-name="ce4" table:formula="of:=[.H$24]*VLOOKUP([.$C30];['Tuning Ratios'.$D$4:.$AN$20];37;0)" office:value-type="float" office:value="1012">
            <text:p>1012.00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QUOTIENT([.A31];12)" office:value-type="float" office:value="7">
            <text:p>7</text:p>
          </table:table-cell>
          <table:table-cell table:style-name="ce1" table:formula="of:=OFFSET(['Note Names'.$B$2];MOD([.A31];12);0;1;1)" office:value-type="string" office:string-value="C">
            <text:p>C</text:p>
          </table:table-cell>
          <table:table-cell table:style-name="ce2" table:formula="of:=POWER(2;([.A31]-[.A$20])/12)*[.D$20]" office:value-type="float" office:value="1046.50226120239">
            <text:p>1046.502</text:p>
          </table:table-cell>
          <table:table-cell table:style-name="ce4" table:formula="of:=[.E$24]*VLOOKUP([.$C31];['Tuning Ratios'.$D$4:.$Y$20];15;0)" office:value-type="float" office:value="1056">
            <text:p>1056.000</text:p>
          </table:table-cell>
          <table:table-cell table:style-name="ce4" table:formula="of:=[.F$24]*VLOOKUP([.$C31];['Tuning Ratios'.$D$4:.$Y$20];22;0)" office:value-type="float" office:value="1042.96296296296">
            <text:p>1042.963</text:p>
          </table:table-cell>
          <table:table-cell table:style-name="ce4" table:formula="of:=[.G$24]*VLOOKUP([.$C31];['Tuning Ratios'.$D$4:.$AG$20];30;0)" office:value-type="float" office:value="1042.96296296296">
            <text:p>1042.963</text:p>
          </table:table-cell>
          <table:table-cell table:style-name="ce4" table:formula="of:=[.H$24]*VLOOKUP([.$C31];['Tuning Ratios'.$D$4:.$AN$20];37;0)" office:value-type="float" office:value="1056">
            <text:p>1056.000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table:number-columns-repeated="3"/>
          <table:table-cell table:style-name="ce3"/>
          <table:table-cell table:number-columns-repeated="4"/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uning Ratios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8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ce8"/>
        <table:table-column table:style-name="co10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ce8"/>
        <table:table-column table:style-name="co12" table:default-cell-style-name="Default"/>
        <table:table-column table:style-name="co21" table:default-cell-style-name="Default"/>
        <table:table-row table:style-name="ro2">
          <table:table-cell table:style-name="ce5" office:value-type="string" table:number-columns-spanned="3" table:number-rows-spanned="1">
            <text:p>Interval</text:p>
          </table:table-cell>
          <table:covered-table-cell table:number-columns-repeated="2"/>
          <table:table-cell table:style-name="ce1" office:value-type="string">
            <text:p>Note</text:p>
          </table:table-cell>
          <table:table-cell table:style-name="ce1"/>
          <table:table-cell table:style-name="ce5" office:value-type="string" table:number-columns-spanned="7" table:number-rows-spanned="1">
            <text:p>Equal Temperament</text:p>
          </table:table-cell>
          <table:covered-table-cell/>
          <table:covered-table-cell table:style-name="ce1"/>
          <table:covered-table-cell/>
          <table:covered-table-cell table:number-columns-repeated="3" table:style-name="ce1"/>
          <table:table-cell table:style-name="ce1"/>
          <table:table-cell table:style-name="ce10" office:value-type="string" table:number-columns-spanned="5" table:number-rows-spanned="1">
            <text:p>Just Intonation (7-limit*)</text:p>
          </table:table-cell>
          <table:covered-table-cell table:number-columns-repeated="2"/>
          <table:covered-table-cell table:number-columns-repeated="2" table:style-name="ce1"/>
          <table:table-cell table:style-name="ce1"/>
          <table:table-cell table:style-name="ce10" office:value-type="string" table:number-columns-spanned="6" table:number-rows-spanned="1">
            <text:p>Pythagorean Tuning</text:p>
          </table:table-cell>
          <table:covered-table-cell table:style-name="ce12"/>
          <table:covered-table-cell table:style-name="ce8"/>
          <table:covered-table-cell table:number-columns-repeated="2" table:style-name="ce1"/>
          <table:covered-table-cell/>
          <table:table-cell/>
          <table:table-cell table:style-name="ce14" office:value-type="string" table:number-columns-spanned="7" table:number-rows-spanned="1">
            <text:p>Harmonic Series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table:number-columns-spanned="6" table:number-rows-spanned="1">
            <text:p>Minute Series</text:p>
          </table:table-cell>
          <table:covered-table-cell table:number-columns-repeated="5"/>
        </table:table-row>
        <table:table-row table:style-name="ro2">
          <table:table-cell office:value-type="string">
            <text:p>Quality</text:p>
          </table:table-cell>
          <table:table-cell office:value-type="string">
            <text:p>Name</text:p>
          </table:table-cell>
          <table:table-cell office:value-type="string">
            <text:p>Short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5" office:value-type="string" table:number-columns-spanned="5" table:number-rows-spanned="1">
            <text:p>formula</text:p>
          </table:table-cell>
          <table:covered-table-cell table:style-name="ce1"/>
          <table:covered-table-cell/>
          <table:covered-table-cell table:number-columns-repeated="2"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/>
          <table:covered-table-cell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office:value-type="string">
            <text:p>formula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 table:style-name="ce8"/>
          <table:covered-table-cell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1" office:value-type="string">
            <text:p>delta*</text:p>
          </table:table-cell>
          <table:table-cell table:style-name="ce1" office:value-type="string">
            <text:p>Harmonic</text:p>
          </table:table-cell>
          <table:table-cell table:number-columns-repeated="2"/>
          <table:table-cell table:style-name="ce1" office:value-type="string">
            <text:p>fraction</text:p>
          </table:table-cell>
          <table:table-cell table:style-name="ce1" office:value-type="string">
            <text:p>ratio</text:p>
          </table:table-cell>
          <table:table-cell/>
          <table:table-cell table:style-name="ce1" office:value-type="string">
            <text:p>cents</text:p>
          </table:table-cell>
          <table:table-cell table:style-name="ce1" office:value-type="string">
            <text:p>minutes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 table:number-columns-repeated="2"/>
          <table:table-cell table:style-name="ce1" office:value-type="string">
            <text:p>ratio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Unison</text:p>
          </table:table-cell>
          <table:table-cell office:value-type="string">
            <text:p>P1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table:formula="of:=LOG([.L3];2)*[.F$20]" office:value-type="float" office:value="0">
            <text:p>0</text:p>
          </table:table-cell>
          <table:table-cell table:style-name="ce1" office:value-type="string">
            <text:p>2^(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3]/[.J3])" office:value-type="float" office:value="1">
            <text:p>1</text:p>
          </table:table-cell>
          <table:table-cell table:style-name="ce1"/>
          <table:table-cell table:style-name="ce1" table:formula="of:=LOG([.R3];2)*[.N$20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3]/[.Q3]" office:value-type="float" office:value="1">
            <text:p>1</text:p>
          </table:table-cell>
          <table:table-cell/>
          <table:table-cell table:formula="of:=LOG([.V3]/[.X3];2)*[.T$20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3]/[.X3]" office:value-type="float" office:value="1">
            <text:p>1</text:p>
          </table:table-cell>
          <table:table-cell/>
          <table:table-cell table:style-name="ce15" table:formula="of:=LOG([.AD3]/[.AF3];2)*[.AA$20]" office:value-type="float" office:value="0">
            <text:p>0.00</text:p>
          </table:table-cell>
          <table:table-cell table:formula="of:=ROUND([.AA3]-[.F3];0)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AC3]" office:value-type="float" office:value="16">
            <text:p>16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3]/[.AF3]" office:value-type="float" office:value="1">
            <text:p>1</text:p>
          </table:table-cell>
          <table:table-cell/>
          <table:table-cell table:style-name="ce15" table:formula="of:=LOG([.AK3]/[.AM3];2)*[.AI$20]"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[.AJ$20]+[.AJ3]" office:value-type="float" office:value="60">
            <text:p>6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3]/[.AM3]" office:value-type="float" office:value="1">
            <text:p>1</text:p>
          </table:table-cell>
        </table:table-row>
        <table:table-row table:style-name="ro2">
          <table:table-cell office:value-type="string">
            <text:p>Min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b</text:p>
          </table:table-cell>
          <table:table-cell table:style-name="ce1"/>
          <table:table-cell table:style-name="ce1" table:formula="of:=LOG([.L4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4]/[.J4])" office:value-type="float" office:value="1.0594630943593">
            <text:p>1.0594630944</text:p>
          </table:table-cell>
          <table:table-cell table:style-name="ce1"/>
          <table:table-cell table:style-name="ce1" table:formula="of:=LOG([.R4];2)*[.N$20]" office:value-type="float" office:value="119.442808261097">
            <text:p>119.4428082611</text:p>
          </table:table-cell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table:formula="of:=[.O4]/[.Q4]" office:value-type="float" office:value="1.07142857142857">
            <text:p>1.0714285714</text:p>
          </table:table-cell>
          <table:table-cell/>
          <table:table-cell table:formula="of:=LOG([.V4]/[.X4];2)*[.T$20]" office:value-type="float" office:value="90.2249956730631">
            <text:p>90.2249956731</text:p>
          </table:table-cell>
          <table:table-cell office:value-type="string">
            <text:p>P8/M7</text:p>
          </table:table-cell>
          <table:table-cell table:formula="of:=[.V20]*[.X19]" office:value-type="float" office:value="256">
            <text:p>256</text:p>
          </table:table-cell>
          <table:table-cell table:style-name="ce8" office:value-type="string">
            <text:p>/</text:p>
          </table:table-cell>
          <table:table-cell table:formula="of:=[.X20]*[.V19]" office:value-type="float" office:value="243">
            <text:p>243</text:p>
          </table:table-cell>
          <table:table-cell table:formula="of:=[.V4]/[.X4]" office:value-type="float" office:value="1.05349794238683">
            <text:p>1.0534979424</text:p>
          </table:table-cell>
          <table:table-cell/>
          <table:table-cell table:style-name="ce15" table:formula="of:=LOG([.AD4]/[.AF4];2)*[.AA$20]" office:value-type="float" office:value="104.955409500407">
            <text:p>104.96</text:p>
          </table:table-cell>
          <table:table-cell table:formula="of:=ROUND([.AA4]-[.F4];0)"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[.AC4]" office:value-type="float" office:value="17">
            <text:p>17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4]/[.AF4]" office:value-type="float" office:value="1.0625">
            <text:p>1.0625</text:p>
          </table:table-cell>
          <table:table-cell/>
          <table:table-cell table:style-name="ce15" table:formula="of:=LOG([.AK4]/[.AM4];2)*[.AI$20]" office:value-type="float" office:value="84.4671934696776">
            <text:p>84.47</text:p>
          </table:table-cell>
          <table:table-cell office:value-type="float" office:value="3">
            <text:p>3</text:p>
          </table:table-cell>
          <table:table-cell table:formula="of:=[.AJ$20]+[.AJ4]" office:value-type="float" office:value="63">
            <text:p>63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4]/[.AM4]" office:value-type="float" office:value="1.05">
            <text:p>1.0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Unison</text:p>
          </table:table-cell>
          <table:table-cell office:value-type="string">
            <text:p>A1</text:p>
          </table:table-cell>
          <table:table-cell table:style-name="ce1" office:value-type="string">
            <text:p>C#</text:p>
          </table:table-cell>
          <table:table-cell table:style-name="ce1"/>
          <table:table-cell table:style-name="ce1" table:formula="of:=LOG([.L5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5]/[.J5])" office:value-type="float" office:value="1.0594630943593">
            <text:p>1.0594630944</text:p>
          </table:table-cell>
          <table:table-cell table:style-name="ce1"/>
          <table:table-cell table:style-name="ce1" table:formula="of:=LOG([.R5];2)*[.N$20]" office:value-type="float" office:value="84.4671934696776">
            <text:p>84.4671934697</text:p>
          </table:table-cell>
          <table:table-cell office:value-type="float" office:value="21">
            <text:p>21</text:p>
          </table:table-cell>
          <table:table-cell table:style-name="Default" office:value-type="string">
            <text:p>/</text:p>
          </table:table-cell>
          <table:table-cell office:value-type="float" office:value="20">
            <text:p>20</text:p>
          </table:table-cell>
          <table:table-cell table:formula="of:=[.O5]/[.Q5]" office:value-type="float" office:value="1.05">
            <text:p>1.05</text:p>
          </table:table-cell>
          <table:table-cell/>
          <table:table-cell table:formula="of:=LOG([.V5]/[.X5];2)*[.T$20]" office:value-type="float" office:value="113.685006057712">
            <text:p>113.6850060577</text:p>
          </table:table-cell>
          <table:table-cell office:value-type="string">
            <text:p>P5/d5</text:p>
          </table:table-cell>
          <table:table-cell table:formula="of:=[.V13]*[.X11]" office:value-type="float" office:value="2187">
            <text:p>2187</text:p>
          </table:table-cell>
          <table:table-cell table:style-name="ce8" office:value-type="string">
            <text:p>/</text:p>
          </table:table-cell>
          <table:table-cell table:formula="of:=[.X13]*[.V11]" office:value-type="float" office:value="2048">
            <text:p>2048</text:p>
          </table:table-cell>
          <table:table-cell table:formula="of:=[.V5]/[.X5]" office:value-type="float" office:value="1.06787109375">
            <text:p>1.0678710938</text:p>
          </table:table-cell>
          <table:table-cell/>
          <table:table-cell table:style-name="ce15" table:formula="of:=[.AA4]" office:value-type="float" office:value="104.955409500407">
            <text:p>104.96</text:p>
          </table:table-cell>
          <table:table-cell table:formula="of:=ROUND([.AA5]-[.F5];0)" office:value-type="float" office:value="5">
            <text:p>5</text:p>
          </table:table-cell>
          <table:table-cell table:formula="of:=[.AC4]" office:value-type="float" office:value="17">
            <text:p>17</text:p>
          </table:table-cell>
          <table:table-cell table:formula="of:=[.AC5]" office:value-type="float" office:value="17">
            <text:p>17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5]/[.AF5]" office:value-type="float" office:value="1.0625">
            <text:p>1.0625</text:p>
          </table:table-cell>
          <table:table-cell/>
          <table:table-cell table:style-name="ce15" table:formula="of:=LOG([.AK5]/[.AM5];2)*[.AI$20]" office:value-type="float" office:value="84.4671934696776">
            <text:p>84.47</text:p>
          </table:table-cell>
          <table:table-cell office:value-type="float" office:value="3">
            <text:p>3</text:p>
          </table:table-cell>
          <table:table-cell table:formula="of:=[.AJ$20]+[.AJ5]" office:value-type="float" office:value="63">
            <text:p>63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5]/[.AM5]" office:value-type="float" office:value="1.05">
            <text:p>1.05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table:formula="of:=LOG([.L6];2)*[.F$20]" office:value-type="float" office:value="200">
            <text:p>200</text:p>
          </table:table-cell>
          <table:table-cell table:style-name="ce1" office:value-type="string">
            <text:p>2^(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6]/[.J6])" office:value-type="float" office:value="1.12246204830937">
            <text:p>1.1224620483</text:p>
          </table:table-cell>
          <table:table-cell table:style-name="ce1"/>
          <table:table-cell table:style-name="ce1" table:formula="of:=LOG([.R6];2)*[.N$20]" office:value-type="float" office:value="203.910001730775">
            <text:p>203.9100017308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6]/[.Q6]" office:value-type="float" office:value="1.125">
            <text:p>1.125</text:p>
          </table:table-cell>
          <table:table-cell/>
          <table:table-cell table:formula="of:=LOG([.V6]/[.X6];2)*[.T$20]" office:value-type="float" office:value="203.910001730775">
            <text:p>203.9100017308</text:p>
          </table:table-cell>
          <table:table-cell office:value-type="string">
            <text:p>P5/P4</text:p>
          </table:table-cell>
          <table:table-cell table:formula="of:=[.V13]*[.X10]" office:value-type="float" office:value="9">
            <text:p>9</text:p>
          </table:table-cell>
          <table:table-cell table:style-name="ce8" office:value-type="string">
            <text:p>/</text:p>
          </table:table-cell>
          <table:table-cell table:formula="of:=[.X13]*[.V10]" office:value-type="float" office:value="8">
            <text:p>8</text:p>
          </table:table-cell>
          <table:table-cell table:formula="of:=[.V6]/[.X6]" office:value-type="float" office:value="1.125">
            <text:p>1.125</text:p>
          </table:table-cell>
          <table:table-cell/>
          <table:table-cell table:style-name="ce15" table:formula="of:=LOG([.AD6]/[.AF6];2)*[.AA$20]" office:value-type="float" office:value="203.910001730775">
            <text:p>203.91</text:p>
          </table:table-cell>
          <table:table-cell table:formula="of:=ROUND([.AA6]-[.F6];0)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C6]" office:value-type="float" office:value="18">
            <text:p>18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6]/[.AF6]" office:value-type="float" office:value="1.125">
            <text:p>1.125</text:p>
          </table:table-cell>
          <table:table-cell/>
          <table:table-cell table:style-name="ce15" table:formula="of:=LOG([.AK6]/[.AM6];2)*[.AI$20]" office:value-type="float" office:value="138.572660903923">
            <text:p>138.57</text:p>
          </table:table-cell>
          <table:table-cell office:value-type="float" office:value="5">
            <text:p>5</text:p>
          </table:table-cell>
          <table:table-cell table:formula="of:=[.AJ$20]+[.AJ6]" office:value-type="float" office:value="65">
            <text:p>6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6]/[.AM6]" office:value-type="float" office:value="1.08333333333333">
            <text:p>1.0833333333</text:p>
          </table:table-cell>
        </table:table-row>
        <table:table-row table:style-name="ro2">
          <table:table-cell office:value-type="string">
            <text:p>Min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b</text:p>
          </table:table-cell>
          <table:table-cell table:style-name="ce1"/>
          <table:table-cell table:style-name="ce1" table:formula="of:=LOG([.L7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7]/[.J7])" office:value-type="float" office:value="1.18920711500272">
            <text:p>1.189207115</text:p>
          </table:table-cell>
          <table:table-cell table:style-name="ce1"/>
          <table:table-cell table:style-name="ce1" table:formula="of:=LOG([.R7];2)*[.N$20]" office:value-type="float" office:value="315.641287000553">
            <text:p>315.6412870006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7]/[.Q7]" office:value-type="float" office:value="1.2">
            <text:p>1.2</text:p>
          </table:table-cell>
          <table:table-cell/>
          <table:table-cell table:formula="of:=LOG([.V7]/[.X7];2)*[.T$20]" office:value-type="float" office:value="294.134997403838">
            <text:p>294.1349974038</text:p>
          </table:table-cell>
          <table:table-cell office:value-type="string">
            <text:p>P8/M6</text:p>
          </table:table-cell>
          <table:table-cell table:formula="of:=[.V20]*[.X16]" office:value-type="float" office:value="32">
            <text:p>32</text:p>
          </table:table-cell>
          <table:table-cell table:style-name="ce8" office:value-type="string">
            <text:p>/</text:p>
          </table:table-cell>
          <table:table-cell table:formula="of:=[.X20]*[.V16]" office:value-type="float" office:value="27">
            <text:p>27</text:p>
          </table:table-cell>
          <table:table-cell table:formula="of:=[.V7]/[.X7]" office:value-type="float" office:value="1.18518518518519">
            <text:p>1.1851851852</text:p>
          </table:table-cell>
          <table:table-cell/>
          <table:table-cell table:style-name="ce15" table:formula="of:=LOG([.AD7]/[.AF7];2)*[.AA$20]" office:value-type="float" office:value="297.513016132303">
            <text:p>297.51</text:p>
          </table:table-cell>
          <table:table-cell table:formula="of:=ROUND([.AA7]-[.F7];0)" office:value-type="float" office:value="-2">
            <text:p>-2</text:p>
          </table:table-cell>
          <table:table-cell office:value-type="float" office:value="19">
            <text:p>19</text:p>
          </table:table-cell>
          <table:table-cell table:formula="of:=[.AC7]" office:value-type="float" office:value="19">
            <text:p>19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7]/[.AF7]" office:value-type="float" office:value="1.1875">
            <text:p>1.1875</text:p>
          </table:table-cell>
          <table:table-cell/>
          <table:table-cell table:style-name="ce15" table:formula="of:=LOG([.AK7]/[.AM7];2)*[.AI$20]" office:value-type="float" office:value="266.870905603738">
            <text:p>266.87</text:p>
          </table:table-cell>
          <table:table-cell office:value-type="float" office:value="10">
            <text:p>10</text:p>
          </table:table-cell>
          <table:table-cell table:formula="of:=[.AJ$20]+[.AJ7]" office:value-type="float" office:value="70">
            <text:p>7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7]/[.AM7]" office:value-type="float" office:value="1.16666666666667">
            <text:p>1.1666666667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econd</text:p>
          </table:table-cell>
          <table:table-cell office:value-type="string">
            <text:p>A2</text:p>
          </table:table-cell>
          <table:table-cell table:style-name="ce1" office:value-type="string">
            <text:p>D#</text:p>
          </table:table-cell>
          <table:table-cell table:style-name="ce1"/>
          <table:table-cell table:style-name="ce1" table:formula="of:=LOG([.L8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8]/[.J8])" office:value-type="float" office:value="1.18920711500272">
            <text:p>1.189207115</text:p>
          </table:table-cell>
          <table:table-cell table:style-name="ce1"/>
          <table:table-cell table:style-name="ce1" table:formula="of:=LOG([.R8];2)*[.N$20]" office:value-type="float" office:value="266.870905603738">
            <text:p>266.8709056037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table:formula="of:=[.O8]/[.Q8]" office:value-type="float" office:value="1.16666666666667">
            <text:p>1.1666666667</text:p>
          </table:table-cell>
          <table:table-cell/>
          <table:table-cell table:formula="of:=LOG([.V8]/[.X8];2)*[.T$20]" office:value-type="float" office:value="317.595007788487">
            <text:p>317.5950077885</text:p>
          </table:table-cell>
          <table:table-cell office:value-type="string">
            <text:p>M2*A1</text:p>
          </table:table-cell>
          <table:table-cell table:formula="of:=[.V6]*[.V5]" office:value-type="float" office:value="19683">
            <text:p>19683</text:p>
          </table:table-cell>
          <table:table-cell table:style-name="ce8" office:value-type="string">
            <text:p>/</text:p>
          </table:table-cell>
          <table:table-cell table:formula="of:=[.X6]*[.X5]" office:value-type="float" office:value="16384">
            <text:p>16384</text:p>
          </table:table-cell>
          <table:table-cell table:formula="of:=[.V8]/[.X8]" office:value-type="float" office:value="1.20135498046875">
            <text:p>1.2013549805</text:p>
          </table:table-cell>
          <table:table-cell/>
          <table:table-cell table:style-name="ce15" table:formula="of:=LOG([.AD8]/[.AF8];2)*[.AA$20]" office:value-type="float" office:value="297.513016132303">
            <text:p>297.51</text:p>
          </table:table-cell>
          <table:table-cell table:formula="of:=ROUND([.AA8]-[.F8];0)" office:value-type="float" office:value="-2">
            <text:p>-2</text:p>
          </table:table-cell>
          <table:table-cell table:formula="of:=[.AC7]" office:value-type="float" office:value="19">
            <text:p>19</text:p>
          </table:table-cell>
          <table:table-cell table:formula="of:=[.AC8]" office:value-type="float" office:value="19">
            <text:p>19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8]/[.AF8]" office:value-type="float" office:value="1.1875">
            <text:p>1.1875</text:p>
          </table:table-cell>
          <table:table-cell/>
          <table:table-cell table:style-name="ce15" table:formula="of:=LOG([.AK8]/[.AM8];2)*[.AI$20]" office:value-type="float" office:value="266.870905603738">
            <text:p>266.87</text:p>
          </table:table-cell>
          <table:table-cell office:value-type="float" office:value="10">
            <text:p>10</text:p>
          </table:table-cell>
          <table:table-cell table:formula="of:=[.AJ$20]+[.AJ8]" office:value-type="float" office:value="70">
            <text:p>7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8]/[.AM8]" office:value-type="float" office:value="1.16666666666667">
            <text:p>1.1666666667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</text:p>
          </table:table-cell>
          <table:table-cell table:style-name="ce1"/>
          <table:table-cell table:style-name="ce1" table:formula="of:=LOG([.L9];2)*[.F$20]" office:value-type="float" office:value="400">
            <text:p>400</text:p>
          </table:table-cell>
          <table:table-cell table:style-name="ce1" office:value-type="string">
            <text:p>2^(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9]/[.J9])" office:value-type="float" office:value="1.25992104989487">
            <text:p>1.2599210499</text:p>
          </table:table-cell>
          <table:table-cell table:style-name="ce1"/>
          <table:table-cell table:style-name="ce1" table:formula="of:=LOG([.R9];2)*[.N$20]" office:value-type="float" office:value="386.313713864835">
            <text:p>386.3137138648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9]/[.Q9]" office:value-type="float" office:value="1.25">
            <text:p>1.25</text:p>
          </table:table-cell>
          <table:table-cell/>
          <table:table-cell table:formula="of:=LOG([.V9]/[.X9];2)*[.T$20]" office:value-type="float" office:value="407.82000346155">
            <text:p>407.8200034616</text:p>
          </table:table-cell>
          <table:table-cell office:value-type="string">
            <text:p>M6/P4</text:p>
          </table:table-cell>
          <table:table-cell table:formula="of:=[.V16]*[.X10]" office:value-type="float" office:value="81">
            <text:p>81</text:p>
          </table:table-cell>
          <table:table-cell table:style-name="ce8" office:value-type="string">
            <text:p>/</text:p>
          </table:table-cell>
          <table:table-cell table:formula="of:=[.X16]*[.V10]" office:value-type="float" office:value="64">
            <text:p>64</text:p>
          </table:table-cell>
          <table:table-cell table:formula="of:=[.V9]/[.X9]" office:value-type="float" office:value="1.265625">
            <text:p>1.265625</text:p>
          </table:table-cell>
          <table:table-cell/>
          <table:table-cell table:style-name="ce15" table:formula="of:=LOG([.AD9]/[.AF9];2)*[.AA$20]" office:value-type="float" office:value="386.313713864835">
            <text:p>386.31</text:p>
          </table:table-cell>
          <table:table-cell table:formula="of:=ROUND([.AA9]-[.F9];0)" office:value-type="float" office:value="-14">
            <text:p>-14</text:p>
          </table:table-cell>
          <table:table-cell office:value-type="float" office:value="20">
            <text:p>20</text:p>
          </table:table-cell>
          <table:table-cell table:formula="of:=[.AC9]" office:value-type="float" office:value="20">
            <text:p>20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9]/[.AF9]" office:value-type="float" office:value="1.25">
            <text:p>1.25</text:p>
          </table:table-cell>
          <table:table-cell/>
          <table:table-cell table:style-name="ce15" table:formula="of:=LOG([.AK9]/[.AM9];2)*[.AI$20]" office:value-type="float" office:value="386.313713864835">
            <text:p>386.31</text:p>
          </table:table-cell>
          <table:table-cell office:value-type="float" office:value="15">
            <text:p>15</text:p>
          </table:table-cell>
          <table:table-cell table:formula="of:=[.AJ$20]+[.AJ9]" office:value-type="float" office:value="75">
            <text:p>7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9]/[.AM9]" office:value-type="float" office:value="1.25">
            <text:p>1.25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Fourth</text:p>
          </table:table-cell>
          <table:table-cell office:value-type="string">
            <text:p>P4</text:p>
          </table:table-cell>
          <table:table-cell table:style-name="ce1" office:value-type="string">
            <text:p>F</text:p>
          </table:table-cell>
          <table:table-cell table:style-name="ce1"/>
          <table:table-cell table:style-name="ce1" table:formula="of:=LOG([.L10];2)*[.F$20]" office:value-type="float" office:value="500">
            <text:p>500</text:p>
          </table:table-cell>
          <table:table-cell table:style-name="ce1" office:value-type="string">
            <text:p>2^(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0]/[.J10])" office:value-type="float" office:value="1.33483985417003">
            <text:p>1.3348398542</text:p>
          </table:table-cell>
          <table:table-cell table:style-name="ce1"/>
          <table:table-cell table:style-name="ce1" table:formula="of:=LOG([.R10];2)*[.N$20]" office:value-type="float" office:value="498.044999134612">
            <text:p>498.0449991346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0]/[.Q10]" office:value-type="float" office:value="1.33333333333333">
            <text:p>1.3333333333</text:p>
          </table:table-cell>
          <table:table-cell/>
          <table:table-cell table:formula="of:=LOG([.V10]/[.X10];2)*[.T$20]" office:value-type="float" office:value="498.044999134612">
            <text:p>498.0449991346</text:p>
          </table:table-cell>
          <table:table-cell office:value-type="string">
            <text:p>P8/P5</text:p>
          </table:table-cell>
          <table:table-cell table:formula="of:=[.V20]*[.X13]" office:value-type="float" office:value="4">
            <text:p>4</text:p>
          </table:table-cell>
          <table:table-cell table:style-name="ce8" office:value-type="string">
            <text:p>/</text:p>
          </table:table-cell>
          <table:table-cell table:formula="of:=[.X20]*[.V13]" office:value-type="float" office:value="3">
            <text:p>3</text:p>
          </table:table-cell>
          <table:table-cell table:formula="of:=[.V10]/[.X10]" office:value-type="float" office:value="1.33333333333333">
            <text:p>1.3333333333</text:p>
          </table:table-cell>
          <table:table-cell/>
          <table:table-cell table:style-name="ce15" table:formula="of:=LOG([.AD10]/[.AF10];2)*[.AA$20]" office:value-type="float" office:value="470.780907334512">
            <text:p>470.78</text:p>
          </table:table-cell>
          <table:table-cell table:formula="of:=ROUND([.AA10]-[.F10];0)" office:value-type="float" office:value="-29">
            <text:p>-29</text:p>
          </table:table-cell>
          <table:table-cell office:value-type="float" office:value="21">
            <text:p>21</text:p>
          </table:table-cell>
          <table:table-cell table:formula="of:=[.AC10]" office:value-type="float" office:value="21">
            <text:p>21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0]/[.AF10]" office:value-type="float" office:value="1.3125">
            <text:p>1.3125</text:p>
          </table:table-cell>
          <table:table-cell/>
          <table:table-cell table:style-name="ce15" table:formula="of:=LOG([.AK10]/[.AM10];2)*[.AI$20]" office:value-type="float" office:value="498.044999134612">
            <text:p>498.04</text:p>
          </table:table-cell>
          <table:table-cell office:value-type="float" office:value="20">
            <text:p>20</text:p>
          </table:table-cell>
          <table:table-cell table:formula="of:=[.AJ$20]+[.AJ10]" office:value-type="float" office:value="80">
            <text:p>8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0]/[.AM10]" office:value-type="float" office:value="1.33333333333333">
            <text:p>1.3333333333</text:p>
          </table:table-cell>
        </table:table-row>
        <table:table-row table:style-name="ro3">
          <table:table-cell office:value-type="string">
            <text:p>Diminished</text:p>
          </table:table-cell>
          <table:table-cell office:value-type="string">
            <text:p>Fifth</text:p>
          </table:table-cell>
          <table:table-cell office:value-type="string">
            <text:p>d5</text:p>
          </table:table-cell>
          <table:table-cell table:style-name="ce1" office:value-type="string">
            <text:p>Gb</text:p>
          </table:table-cell>
          <table:table-cell table:style-name="ce1"/>
          <table:table-cell table:style-name="ce1" table:formula="of:=LOG([.L11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1]/[.J11])" office:value-type="float" office:value="1.4142135623731">
            <text:p>1.4142135624</text:p>
          </table:table-cell>
          <table:table-cell table:style-name="ce1"/>
          <table:table-cell table:style-name="ce1" table:formula="of:=LOG([.R11];2)*[.N$20]" office:value-type="float" office:value="617.48780739571">
            <text:p>617.4878073957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table:formula="of:=[.O11]/[.Q11]" office:value-type="float" office:value="1.42857142857143">
            <text:p>1.4285714286</text:p>
          </table:table-cell>
          <table:table-cell/>
          <table:table-cell table:formula="of:=LOG([.V11]/[.X11];2)*[.T$20]" office:value-type="float" office:value="588.269994807675">
            <text:p>588.2699948077</text:p>
          </table:table-cell>
          <table:table-cell office:value-type="string">
            <text:p>P8/A4</text:p>
          </table:table-cell>
          <table:table-cell table:formula="of:=[.V20]*[.X12]" office:value-type="float" office:value="1024">
            <text:p>1024</text:p>
          </table:table-cell>
          <table:table-cell table:style-name="ce8" office:value-type="string">
            <text:p>/</text:p>
          </table:table-cell>
          <table:table-cell table:formula="of:=[.X20]*[.V12]" office:value-type="float" office:value="729">
            <text:p>729</text:p>
          </table:table-cell>
          <table:table-cell table:formula="of:=[.V11]/[.X11]" office:value-type="float" office:value="1.40466392318244">
            <text:p>1.4046639232</text:p>
          </table:table-cell>
          <table:table-cell/>
          <table:table-cell table:style-name="ce15" table:formula="of:=LOG([.AD11]/[.AF11];2)*[.AA$20]" office:value-type="float" office:value="551.317942364757">
            <text:p>551.32</text:p>
          </table:table-cell>
          <table:table-cell table:formula="of:=ROUND([.AA11]-[.F11];0)" office:value-type="float" office:value="-49">
            <text:p>-49</text:p>
          </table:table-cell>
          <table:table-cell table:style-name="ce16" office:value-type="float" office:value="22">
            <text:p>22</text:p>
          </table:table-cell>
          <table:table-cell table:formula="of:=[.AC11]" office:value-type="float" office:value="22">
            <text:p>22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1]/[.AF11]" office:value-type="float" office:value="1.375">
            <text:p>1.375</text:p>
          </table:table-cell>
          <table:table-cell/>
          <table:table-cell table:style-name="ce15" table:formula="of:=LOG([.AK11]/[.AM11];2)*[.AI$20]" office:value-type="float" office:value="603.00040863502">
            <text:p>603.00</text:p>
          </table:table-cell>
          <table:table-cell office:value-type="float" office:value="25">
            <text:p>25</text:p>
          </table:table-cell>
          <table:table-cell table:formula="of:=[.AJ$20]+[.AJ11]" office:value-type="float" office:value="85">
            <text:p>8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1]/[.AM11]" office:value-type="float" office:value="1.41666666666667">
            <text:p>1.4166666667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ourth</text:p>
          </table:table-cell>
          <table:table-cell office:value-type="string">
            <text:p>A4</text:p>
          </table:table-cell>
          <table:table-cell table:style-name="ce1" office:value-type="string">
            <text:p>F#</text:p>
          </table:table-cell>
          <table:table-cell table:style-name="ce1"/>
          <table:table-cell table:style-name="ce1" table:formula="of:=LOG([.L12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2]/[.J12])" office:value-type="float" office:value="1.4142135623731">
            <text:p>1.4142135624</text:p>
          </table:table-cell>
          <table:table-cell table:style-name="ce1"/>
          <table:table-cell table:style-name="ce1" table:formula="of:=LOG([.R12];2)*[.N$20]" office:value-type="float" office:value="582.51219260429">
            <text:p>582.5121926043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2]/[.Q12]" office:value-type="float" office:value="1.4">
            <text:p>1.4</text:p>
          </table:table-cell>
          <table:table-cell/>
          <table:table-cell table:formula="of:=LOG([.V12]/[.X12];2)*[.T$20]" office:value-type="float" office:value="611.730005192324">
            <text:p>611.7300051923</text:p>
          </table:table-cell>
          <table:table-cell office:value-type="string">
            <text:p>M7/P4</text:p>
          </table:table-cell>
          <table:table-cell table:formula="of:=[.V19]*[.X10]" office:value-type="float" office:value="729">
            <text:p>729</text:p>
          </table:table-cell>
          <table:table-cell table:style-name="ce8" office:value-type="string">
            <text:p>/</text:p>
          </table:table-cell>
          <table:table-cell table:formula="of:=[.X19]*[.V10]" office:value-type="float" office:value="512">
            <text:p>512</text:p>
          </table:table-cell>
          <table:table-cell table:formula="of:=[.V12]/[.X12]" office:value-type="float" office:value="1.423828125">
            <text:p>1.423828125</text:p>
          </table:table-cell>
          <table:table-cell/>
          <table:table-cell table:style-name="ce15" table:formula="of:=LOG([.AD12]/[.AF12];2)*[.AA$20]" office:value-type="float" office:value="628.274347268416">
            <text:p>628.27</text:p>
          </table:table-cell>
          <table:table-cell table:formula="of:=ROUND([.AA12]-[.F12];0)"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AC12]" office:value-type="float" office:value="23">
            <text:p>23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2]/[.AF12]" office:value-type="float" office:value="1.4375">
            <text:p>1.4375</text:p>
          </table:table-cell>
          <table:table-cell/>
          <table:table-cell table:style-name="ce15" table:formula="of:=LOG([.AK12]/[.AM12];2)*[.AI$20]" office:value-type="float" office:value="603.00040863502">
            <text:p>603.00</text:p>
          </table:table-cell>
          <table:table-cell office:value-type="float" office:value="25">
            <text:p>25</text:p>
          </table:table-cell>
          <table:table-cell table:formula="of:=[.AJ$20]+[.AJ12]" office:value-type="float" office:value="85">
            <text:p>8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2]/[.AM12]" office:value-type="float" office:value="1.41666666666667">
            <text:p>1.4166666667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Fifth</text:p>
          </table:table-cell>
          <table:table-cell office:value-type="string">
            <text:p>P5</text:p>
          </table:table-cell>
          <table:table-cell table:style-name="ce1" office:value-type="string">
            <text:p>G</text:p>
          </table:table-cell>
          <table:table-cell table:style-name="ce1"/>
          <table:table-cell table:style-name="ce1" table:formula="of:=LOG([.L13];2)*[.F$20]" office:value-type="float" office:value="700">
            <text:p>700</text:p>
          </table:table-cell>
          <table:table-cell table:style-name="ce1" office:value-type="string">
            <text:p>2^(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3]/[.J13])" office:value-type="float" office:value="1.49830707687668">
            <text:p>1.4983070769</text:p>
          </table:table-cell>
          <table:table-cell table:style-name="ce1"/>
          <table:table-cell table:style-name="ce1" table:formula="of:=LOG([.R13];2)*[.N$20]" office:value-type="float" office:value="701.955000865388">
            <text:p>701.9550008654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formula="of:=[.O13]/[.Q13]" office:value-type="float" office:value="1.5">
            <text:p>1.5</text:p>
          </table:table-cell>
          <table:table-cell/>
          <table:table-cell table:formula="of:=LOG([.V13]/[.X13];2)*[.T$20]" office:value-type="float" office:value="701.955000865388">
            <text:p>701.9550008654</text:p>
          </table:table-cell>
          <table:table-cell table:style-name="ce13" office:value-type="string">
            <text:p>3/2</text:p>
          </table:table-cell>
          <table:table-cell office:value-type="float" office:value="3">
            <text:p>3</text:p>
          </table:table-cell>
          <table:table-cell table:style-name="ce8" office:value-type="string">
            <text:p>/</text:p>
          </table:table-cell>
          <table:table-cell office:value-type="float" office:value="2">
            <text:p>2</text:p>
          </table:table-cell>
          <table:table-cell table:formula="of:=[.V13]/[.X13]" office:value-type="float" office:value="1.5">
            <text:p>1.5</text:p>
          </table:table-cell>
          <table:table-cell/>
          <table:table-cell table:style-name="ce15" table:formula="of:=LOG([.AD13]/[.AF13];2)*[.AA$20]" office:value-type="float" office:value="701.955000865388">
            <text:p>701.96</text:p>
          </table:table-cell>
          <table:table-cell table:formula="of:=ROUND([.AA13]-[.F13];0)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AC13]" office:value-type="float" office:value="24">
            <text:p>24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3]/[.AF13]" office:value-type="float" office:value="1.5">
            <text:p>1.5</text:p>
          </table:table-cell>
          <table:table-cell/>
          <table:table-cell table:style-name="ce15" table:formula="of:=LOG([.AK13]/[.AM13];2)*[.AI$20]" office:value-type="float" office:value="701.955000865388">
            <text:p>701.96</text:p>
          </table:table-cell>
          <table:table-cell office:value-type="float" office:value="30">
            <text:p>30</text:p>
          </table:table-cell>
          <table:table-cell table:formula="of:=[.AJ$20]+[.AJ13]" office:value-type="float" office:value="90">
            <text:p>9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3]/[.AM13]" office:value-type="float" office:value="1.5">
            <text:p>1.5</text:p>
          </table:table-cell>
        </table:table-row>
        <table:table-row table:style-name="ro2">
          <table:table-cell office:value-type="string">
            <text:p>Min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b</text:p>
          </table:table-cell>
          <table:table-cell table:style-name="ce1"/>
          <table:table-cell table:style-name="ce1" table:formula="of:=LOG([.L14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4]/[.J14])" office:value-type="float" office:value="1.5874010519682">
            <text:p>1.587401052</text:p>
          </table:table-cell>
          <table:table-cell table:style-name="ce1"/>
          <table:table-cell table:style-name="ce1" table:formula="of:=LOG([.R14];2)*[.N$20]" office:value-type="float" office:value="813.686286135165">
            <text:p>813.6862861352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4]/[.Q14]" office:value-type="float" office:value="1.6">
            <text:p>1.6</text:p>
          </table:table-cell>
          <table:table-cell/>
          <table:table-cell table:formula="of:=LOG([.V14]/[.X14];2)*[.T$20]" office:value-type="float" office:value="792.17999653845">
            <text:p>792.1799965385</text:p>
          </table:table-cell>
          <table:table-cell office:value-type="string">
            <text:p>P8/M3</text:p>
          </table:table-cell>
          <table:table-cell table:formula="of:=[.V20]*[.X9]" office:value-type="float" office:value="128">
            <text:p>128</text:p>
          </table:table-cell>
          <table:table-cell table:style-name="ce8" office:value-type="string">
            <text:p>/</text:p>
          </table:table-cell>
          <table:table-cell table:formula="of:=[.X20]*[.V9]" office:value-type="float" office:value="81">
            <text:p>81</text:p>
          </table:table-cell>
          <table:table-cell table:formula="of:=[.V14]/[.X14]" office:value-type="float" office:value="1.58024691358025">
            <text:p>1.5802469136</text:p>
          </table:table-cell>
          <table:table-cell/>
          <table:table-cell table:style-name="ce15" table:formula="of:=LOG([.AD14]/[.AF14];2)*[.AA$20]" office:value-type="float" office:value="772.62742772967">
            <text:p>772.63</text:p>
          </table:table-cell>
          <table:table-cell table:formula="of:=ROUND([.AA14]-[.F14];0)" office:value-type="float" office:value="-27">
            <text:p>-27</text:p>
          </table:table-cell>
          <table:table-cell office:value-type="float" office:value="25">
            <text:p>25</text:p>
          </table:table-cell>
          <table:table-cell table:formula="of:=[.AC14]" office:value-type="float" office:value="25">
            <text:p>25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4]/[.AF14]" office:value-type="float" office:value="1.5625">
            <text:p>1.5625</text:p>
          </table:table-cell>
          <table:table-cell/>
          <table:table-cell table:style-name="ce15" table:formula="of:=LOG([.AK14]/[.AM14];2)*[.AI$20]" office:value-type="float" office:value="795.558015266915">
            <text:p>795.56</text:p>
          </table:table-cell>
          <table:table-cell office:value-type="float" office:value="35">
            <text:p>35</text:p>
          </table:table-cell>
          <table:table-cell table:formula="of:=[.AJ$20]+[.AJ14]" office:value-type="float" office:value="95">
            <text:p>9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4]/[.AM14]" office:value-type="float" office:value="1.58333333333333">
            <text:p>1.5833333333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ifth</text:p>
          </table:table-cell>
          <table:table-cell office:value-type="string">
            <text:p>A5</text:p>
          </table:table-cell>
          <table:table-cell table:style-name="ce1" office:value-type="string">
            <text:p>G#</text:p>
          </table:table-cell>
          <table:table-cell table:style-name="ce1"/>
          <table:table-cell table:style-name="ce1" table:formula="of:=LOG([.L15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5]/[.J15])" office:value-type="float" office:value="1.5874010519682">
            <text:p>1.587401052</text:p>
          </table:table-cell>
          <table:table-cell table:style-name="ce1"/>
          <table:table-cell table:style-name="ce1" table:formula="of:=LOG([.R15];2)*[.N$20]" office:value-type="float" office:value="764.91590473835">
            <text:p>764.9159047384</text:p>
          </table:table-cell>
          <table:table-cell office:value-type="float" office:value="14">
            <text:p>1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table:formula="of:=[.O15]/[.Q15]" office:value-type="float" office:value="1.55555555555556">
            <text:p>1.5555555556</text:p>
          </table:table-cell>
          <table:table-cell/>
          <table:table-cell table:formula="of:=LOG([.V15]/[.X15];2)*[.T$20]" office:value-type="float" office:value="815.640006923099">
            <text:p>815.6400069231</text:p>
          </table:table-cell>
          <table:table-cell office:value-type="string">
            <text:p>P5*A1</text:p>
          </table:table-cell>
          <table:table-cell table:formula="of:=[.V13]*[.V5]" office:value-type="float" office:value="6561">
            <text:p>6561</text:p>
          </table:table-cell>
          <table:table-cell table:style-name="ce8" office:value-type="string">
            <text:p>/</text:p>
          </table:table-cell>
          <table:table-cell table:formula="of:=[.X13]*[.X5]" office:value-type="float" office:value="4096">
            <text:p>4096</text:p>
          </table:table-cell>
          <table:table-cell table:formula="of:=[.V15]/[.X15]" office:value-type="float" office:value="1.601806640625">
            <text:p>1.6018066406</text:p>
          </table:table-cell>
          <table:table-cell/>
          <table:table-cell table:style-name="ce15" table:formula="of:=LOG([.AD15]/[.AF15];2)*[.AA$20]" office:value-type="float" office:value="840.527661769311">
            <text:p>840.53</text:p>
          </table:table-cell>
          <table:table-cell table:formula="of:=ROUND([.AA15]-[.F15];0)" office:value-type="float" office:value="41">
            <text:p>41</text:p>
          </table:table-cell>
          <table:table-cell office:value-type="float" office:value="26">
            <text:p>26</text:p>
          </table:table-cell>
          <table:table-cell table:formula="of:=[.AC15]" office:value-type="float" office:value="26">
            <text:p>26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5]/[.AF15]" office:value-type="float" office:value="1.625">
            <text:p>1.625</text:p>
          </table:table-cell>
          <table:table-cell/>
          <table:table-cell table:style-name="ce15" table:formula="of:=LOG([.AK15]/[.AM15];2)*[.AI$20]" office:value-type="float" office:value="795.558015266915">
            <text:p>795.56</text:p>
          </table:table-cell>
          <table:table-cell office:value-type="float" office:value="35">
            <text:p>35</text:p>
          </table:table-cell>
          <table:table-cell table:formula="of:=[.AJ$20]+[.AJ15]" office:value-type="float" office:value="95">
            <text:p>9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5]/[.AM15]" office:value-type="float" office:value="1.58333333333333">
            <text:p>1.5833333333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</text:p>
          </table:table-cell>
          <table:table-cell table:style-name="ce1"/>
          <table:table-cell table:style-name="ce1" table:formula="of:=LOG([.L16];2)*[.F$20]" office:value-type="float" office:value="900">
            <text:p>900</text:p>
          </table:table-cell>
          <table:table-cell table:style-name="ce1" office:value-type="string">
            <text:p>2^(</text:p>
          </table:table-cell>
          <table:table-cell table:style-name="ce7" office:value-type="float" office:value="9">
            <text:p>9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6]/[.J16])" office:value-type="float" office:value="1.68179283050743">
            <text:p>1.6817928305</text:p>
          </table:table-cell>
          <table:table-cell table:style-name="ce1"/>
          <table:table-cell table:style-name="ce1" table:formula="of:=LOG([.R16];2)*[.N$20]" office:value-type="float" office:value="884.358712999448">
            <text:p>884.3587129994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6]/[.Q16]" office:value-type="float" office:value="1.66666666666667">
            <text:p>1.6666666667</text:p>
          </table:table-cell>
          <table:table-cell/>
          <table:table-cell table:formula="of:=LOG([.V16]/[.X16];2)*[.T$20]" office:value-type="float" office:value="905.865002596162">
            <text:p>905.8650025962</text:p>
          </table:table-cell>
          <table:table-cell office:value-type="string">
            <text:p>M2*P5</text:p>
          </table:table-cell>
          <table:table-cell table:formula="of:=[.V6]*[.V13]" office:value-type="float" office:value="27">
            <text:p>27</text:p>
          </table:table-cell>
          <table:table-cell table:style-name="ce8" office:value-type="string">
            <text:p>/</text:p>
          </table:table-cell>
          <table:table-cell table:formula="of:=[.X6]*[.X13]" office:value-type="float" office:value="16">
            <text:p>16</text:p>
          </table:table-cell>
          <table:table-cell table:formula="of:=[.V16]/[.X16]" office:value-type="float" office:value="1.6875">
            <text:p>1.6875</text:p>
          </table:table-cell>
          <table:table-cell/>
          <table:table-cell table:style-name="ce15" table:formula="of:=LOG([.AD16]/[.AF16];2)*[.AA$20]" office:value-type="float" office:value="905.865002596162">
            <text:p>905.87</text:p>
          </table:table-cell>
          <table:table-cell table:formula="of:=ROUND([.AA16]-[.F16];0)"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[.AC16]" office:value-type="float" office:value="27">
            <text:p>27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6]/[.AF16]" office:value-type="float" office:value="1.6875">
            <text:p>1.6875</text:p>
          </table:table-cell>
          <table:table-cell/>
          <table:table-cell table:style-name="ce15" table:formula="of:=LOG([.AK16]/[.AM16];2)*[.AI$20]" office:value-type="float" office:value="884.358712999448">
            <text:p>884.36</text:p>
          </table:table-cell>
          <table:table-cell office:value-type="float" office:value="40">
            <text:p>40</text:p>
          </table:table-cell>
          <table:table-cell table:formula="of:=[.AJ$20]+[.AJ16]" office:value-type="float" office:value="100">
            <text:p>10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6]/[.AM16]" office:value-type="float" office:value="1.66666666666667">
            <text:p>1.6666666667</text:p>
          </table:table-cell>
        </table:table-row>
        <table:table-row table:style-name="ro3">
          <table:table-cell office:value-type="string">
            <text:p>Min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b</text:p>
          </table:table-cell>
          <table:table-cell table:style-name="ce1"/>
          <table:table-cell table:style-name="ce1" table:formula="of:=LOG([.L17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7]/[.J17])" office:value-type="float" office:value="1.78179743628068">
            <text:p>1.7817974363</text:p>
          </table:table-cell>
          <table:table-cell table:style-name="ce1"/>
          <table:table-cell table:style-name="ce1" table:formula="of:=LOG([.R17];2)*[.N$20]" office:value-type="float" office:value="1017.59628786594">
            <text:p>1017.5962878659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7]/[.Q17]" office:value-type="float" office:value="1.8">
            <text:p>1.8</text:p>
          </table:table-cell>
          <table:table-cell/>
          <table:table-cell table:formula="of:=LOG([.V17]/[.X17];2)*[.T$20]" office:value-type="float" office:value="996.089998269225">
            <text:p>996.0899982692</text:p>
          </table:table-cell>
          <table:table-cell office:value-type="string">
            <text:p>P4*P4</text:p>
          </table:table-cell>
          <table:table-cell table:formula="of:=[.V10]*[.V10]" office:value-type="float" office:value="16">
            <text:p>16</text:p>
          </table:table-cell>
          <table:table-cell table:style-name="ce8" office:value-type="string">
            <text:p>/</text:p>
          </table:table-cell>
          <table:table-cell table:formula="of:=[.X10]*[.X10]" office:value-type="float" office:value="9">
            <text:p>9</text:p>
          </table:table-cell>
          <table:table-cell table:formula="of:=[.V17]/[.X17]" office:value-type="float" office:value="1.77777777777778">
            <text:p>1.7777777778</text:p>
          </table:table-cell>
          <table:table-cell/>
          <table:table-cell table:style-name="ce15" table:formula="of:=LOG([.AD17]/[.AF17];2)*[.AA$20]" office:value-type="float" office:value="968.825906469125">
            <text:p>968.83</text:p>
          </table:table-cell>
          <table:table-cell table:formula="of:=ROUND([.AA17]-[.F17];0)" office:value-type="float" office:value="-31">
            <text:p>-31</text:p>
          </table:table-cell>
          <table:table-cell office:value-type="float" office:value="28">
            <text:p>28</text:p>
          </table:table-cell>
          <table:table-cell table:formula="of:=[.AC17]" office:value-type="float" office:value="28">
            <text:p>28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7]/[.AF17]" office:value-type="float" office:value="1.75">
            <text:p>1.75</text:p>
          </table:table-cell>
          <table:table-cell/>
          <table:table-cell table:style-name="ce15" table:formula="of:=LOG([.AK17]/[.AM17];2)*[.AI$20]" office:value-type="float" office:value="968.825906469125">
            <text:p>968.83</text:p>
          </table:table-cell>
          <table:table-cell office:value-type="float" office:value="45">
            <text:p>45</text:p>
          </table:table-cell>
          <table:table-cell table:formula="of:=[.AJ$20]+[.AJ17]" office:value-type="float" office:value="105">
            <text:p>10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7]/[.AM17]" office:value-type="float" office:value="1.75">
            <text:p>1.7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ixth</text:p>
          </table:table-cell>
          <table:table-cell office:value-type="string">
            <text:p>A6</text:p>
          </table:table-cell>
          <table:table-cell table:style-name="ce1" office:value-type="string">
            <text:p>A#</text:p>
          </table:table-cell>
          <table:table-cell table:style-name="ce1"/>
          <table:table-cell table:style-name="ce1" table:formula="of:=LOG([.L18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8]/[.J18])" office:value-type="float" office:value="1.78179743628068">
            <text:p>1.7817974363</text:p>
          </table:table-cell>
          <table:table-cell table:style-name="ce1"/>
          <table:table-cell table:style-name="ce1" table:formula="of:=LOG([.R18];2)*[.N$20]" office:value-type="float" office:value="968.825906469125">
            <text:p>968.8259064691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18]/[.Q18]" office:value-type="float" office:value="1.75">
            <text:p>1.75</text:p>
          </table:table-cell>
          <table:table-cell/>
          <table:table-cell table:formula="of:=LOG([.V18]/[.X18];2)*[.T$20]" office:value-type="float" office:value="1019.55000865387">
            <text:p>1019.5500086539</text:p>
          </table:table-cell>
          <table:table-cell office:value-type="string">
            <text:p>M6*A1</text:p>
          </table:table-cell>
          <table:table-cell table:formula="of:=[.V16]*[.V5]" office:value-type="float" office:value="59049">
            <text:p>59049</text:p>
          </table:table-cell>
          <table:table-cell table:style-name="ce8" office:value-type="string">
            <text:p>/</text:p>
          </table:table-cell>
          <table:table-cell table:formula="of:=[.X16]*[.X5]" office:value-type="float" office:value="32768">
            <text:p>32768</text:p>
          </table:table-cell>
          <table:table-cell table:formula="of:=[.V18]/[.X18]" office:value-type="float" office:value="1.80203247070313">
            <text:p>1.8020324707</text:p>
          </table:table-cell>
          <table:table-cell/>
          <table:table-cell table:style-name="ce15" table:formula="of:=LOG([.AD18]/[.AF18];2)*[.AA$20]" office:value-type="float" office:value="1029.57719415309">
            <text:p>1029.58</text:p>
          </table:table-cell>
          <table:table-cell table:formula="of:=ROUND([.AA18]-[.F18];0)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AC18]" office:value-type="float" office:value="29">
            <text:p>29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8]/[.AF18]" office:value-type="float" office:value="1.8125">
            <text:p>1.8125</text:p>
          </table:table-cell>
          <table:table-cell/>
          <table:table-cell table:style-name="ce15" table:formula="of:=LOG([.AK18]/[.AM18];2)*[.AI$20]" office:value-type="float" office:value="1049.36294149937">
            <text:p>1049.36</text:p>
          </table:table-cell>
          <table:table-cell office:value-type="float" office:value="50">
            <text:p>50</text:p>
          </table:table-cell>
          <table:table-cell table:formula="of:=[.AJ$20]+[.AJ18]" office:value-type="float" office:value="110">
            <text:p>11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8]/[.AM18]" office:value-type="float" office:value="1.83333333333333">
            <text:p>1.8333333333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table:formula="of:=LOG([.L19];2)*[.F$20]" office:value-type="float" office:value="1100">
            <text:p>1100</text:p>
          </table:table-cell>
          <table:table-cell table:style-name="ce1" office:value-type="string">
            <text:p>2^(</text:p>
          </table:table-cell>
          <table:table-cell table:style-name="ce7" office:value-type="float" office:value="11">
            <text:p>1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9]/[.J19])" office:value-type="float" office:value="1.88774862536339">
            <text:p>1.8877486254</text:p>
          </table:table-cell>
          <table:table-cell table:style-name="ce1"/>
          <table:table-cell table:style-name="ce1" table:formula="of:=LOG([.R19];2)*[.N$20]" office:value-type="float" office:value="1088.26871473022">
            <text:p>1088.2687147302</text:p>
          </table:table-cell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19]/[.Q19]" office:value-type="float" office:value="1.875">
            <text:p>1.875</text:p>
          </table:table-cell>
          <table:table-cell/>
          <table:table-cell table:formula="of:=LOG([.V19]/[.X19];2)*[.T$20]" office:value-type="float" office:value="1109.77500432694">
            <text:p>1109.7750043269</text:p>
          </table:table-cell>
          <table:table-cell office:value-type="string">
            <text:p>M3*P5</text:p>
          </table:table-cell>
          <table:table-cell table:formula="of:=[.V9]*[.V13]" office:value-type="float" office:value="243">
            <text:p>243</text:p>
          </table:table-cell>
          <table:table-cell table:style-name="ce8" office:value-type="string">
            <text:p>/</text:p>
          </table:table-cell>
          <table:table-cell table:formula="of:=[.X9]*[.X13]" office:value-type="float" office:value="128">
            <text:p>128</text:p>
          </table:table-cell>
          <table:table-cell table:formula="of:=[.V19]/[.X19]" office:value-type="float" office:value="1.8984375">
            <text:p>1.8984375</text:p>
          </table:table-cell>
          <table:table-cell/>
          <table:table-cell table:style-name="ce15" table:formula="of:=LOG([.AD19]/[.AF19];2)*[.AA$20]" office:value-type="float" office:value="1088.26871473022">
            <text:p>1088.27</text:p>
          </table:table-cell>
          <table:table-cell table:formula="of:=ROUND([.AA19]-[.F19];0)" office:value-type="float" office:value="-12">
            <text:p>-12</text:p>
          </table:table-cell>
          <table:table-cell office:value-type="float" office:value="30">
            <text:p>30</text:p>
          </table:table-cell>
          <table:table-cell table:formula="of:=[.AC19]" office:value-type="float" office:value="30">
            <text:p>30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9]/[.AF19]" office:value-type="float" office:value="1.875">
            <text:p>1.875</text:p>
          </table:table-cell>
          <table:table-cell/>
          <table:table-cell table:style-name="ce15" table:formula="of:=LOG([.AK19]/[.AM19];2)*[.AI$20]" office:value-type="float" office:value="1126.31934640303">
            <text:p>1126.32</text:p>
          </table:table-cell>
          <table:table-cell office:value-type="float" office:value="55">
            <text:p>55</text:p>
          </table:table-cell>
          <table:table-cell table:formula="of:=[.AJ$20]+[.AJ19]" office:value-type="float" office:value="115">
            <text:p>115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19]/[.AM19]" office:value-type="float" office:value="1.91666666666667">
            <text:p>1.9166666667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Octave</text:p>
          </table:table-cell>
          <table:table-cell office:value-type="string">
            <text:p>P8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table:style-name="ce1" office:value-type="string">
            <text:p>2^(</text:p>
          </table:table-cell>
          <table:table-cell table:style-name="ce7" office:value-type="float" office:value="12">
            <text:p>1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20]/[.J20])" office:value-type="float" office:value="2">
            <text:p>2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20]/[.Q20]" office:value-type="float" office:value="2">
            <text:p>2</text:p>
          </table:table-cell>
          <table:table-cell/>
          <table:table-cell office:value-type="float" office:value="1200">
            <text:p>1200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20]/[.X20]" office:value-type="float" office:value="2">
            <text:p>2</text:p>
          </table:table-cell>
          <table:table-cell/>
          <table:table-cell table:style-name="ce15" office:value-type="float" office:value="1200">
            <text:p>1200.00</text:p>
          </table:table-cell>
          <table:table-cell table:formula="of:=ROUND([.AA20]-[.F20];0)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AC20]" office:value-type="float" office:value="32">
            <text:p>32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20]/[.AF20]" office:value-type="float" office:value="2">
            <text:p>2</text:p>
          </table:table-cell>
          <table:table-cell/>
          <table:table-cell table:style-name="ce15" office:value-type="float" office:value="1200">
            <text:p>1200.00</text:p>
          </table:table-cell>
          <table:table-cell office:value-type="float" office:value="60">
            <text:p>60</text:p>
          </table:table-cell>
          <table:table-cell table:formula="of:=[.AJ$20]+[.AJ20]" office:value-type="float" office:value="120">
            <text:p>120</text:p>
          </table:table-cell>
          <table:table-cell office:value-type="string">
            <text:p>/</text:p>
          </table:table-cell>
          <table:table-cell table:formula="of:=[.AJ$20]" office:value-type="float" office:value="60">
            <text:p>60</text:p>
          </table:table-cell>
          <table:table-cell table:formula="of:=[.AK20]/[.AM20]" office:value-type="float" office:value="2">
            <text:p>2</text:p>
          </table:table-cell>
        </table:table-row>
        <table:table-row table:style-name="ro2">
          <table:table-cell table:number-columns-repeated="40"/>
        </table:table-row>
        <table:table-row table:style-name="ro2">
          <table:table-cell table:number-columns-repeated="13"/>
          <table:table-cell office:value-type="string">
            <text:p>* Full 7-limit tuning</text:p>
          </table:table-cell>
          <table:table-cell table:number-columns-repeated="5"/>
          <table:table-cell office:value-type="string">
            <text:p>References:</text:p>
          </table:table-cell>
          <table:table-cell table:number-columns-repeated="7"/>
          <table:table-cell office:value-type="string">
            <text:p>* difference compared to equal temperament</text:p>
          </table:table-cell>
          <table:table-cell table:number-columns-repeated="12"/>
        </table:table-row>
        <table:table-row table:style-name="ro3">
          <table:table-cell table:number-columns-repeated="13"/>
          <table:table-cell office:value-type="string">
            <text:p>from rev.net ref. below</text:p>
          </table:table-cell>
          <table:table-cell table:number-columns-repeated="5"/>
          <table:table-cell office:value-type="string">
            <text:p>http://www.medieval.org/emfaq/harmony/pyth4.html</text:p>
          </table:table-cell>
          <table:table-cell table:number-columns-repeated="20"/>
        </table:table-row>
        <table:table-row table:style-name="ro3">
          <table:table-cell table:number-columns-repeated="13"/>
          <table:table-cell office:value-type="string">
            <text:p>using smallest numerator</text:p>
          </table:table-cell>
          <table:table-cell table:number-columns-repeated="5"/>
          <table:table-cell office:value-type="string">
            <text:p>https://en.wikipedia.org/wiki/Pythagorean_tuning</text:p>
          </table:table-cell>
          <table:table-cell table:number-columns-repeated="20"/>
        </table:table-row>
        <table:table-row table:style-name="ro2">
          <table:table-cell table:number-columns-repeated="13"/>
          <table:table-cell office:value-type="string">
            <text:p>among alternatives</text:p>
          </table:table-cell>
          <table:table-cell table:number-columns-repeated="26"/>
        </table:table-row>
        <table:table-row table:style-name="ro2">
          <table:table-cell table:number-columns-repeated="13"/>
          <table:table-cell office:value-type="string">
            <text:p>and unlabeled 21/20</text:p>
          </table:table-cell>
          <table:table-cell table:number-columns-repeated="12"/>
          <table:table-cell office:value-type="string">
            <text:p>References:</text:p>
          </table:table-cell>
          <table:table-cell table:number-columns-repeated="13"/>
        </table:table-row>
        <table:table-row table:style-name="ro3">
          <table:table-cell table:number-columns-repeated="13"/>
          <table:table-cell office:value-type="string">
            <text:p>for Augmented Unison</text:p>
          </table:table-cell>
          <table:table-cell table:number-columns-repeated="12"/>
          <table:table-cell office:value-type="string">
            <text:p>https://en.wikipedia.org/wiki/Harmonic_series_%28music%29</text:p>
          </table:table-cell>
          <table:table-cell table:number-columns-repeated="13"/>
        </table:table-row>
        <table:table-row table:style-name="ro3">
          <table:table-cell table:number-columns-repeated="26"/>
          <table:table-cell office:value-type="string">
            <text:p>http://noty-naputi.info/sites/default/files/Musical%20Composition-Hindemit.pdf</text:p>
          </table:table-cell>
          <table:table-cell table:number-columns-repeated="13"/>
        </table:table-row>
        <table:table-row table:style-name="ro3">
          <table:table-cell table:number-columns-repeated="13"/>
          <table:table-cell office:value-type="string">
            <text:p>References:</text:p>
          </table:table-cell>
          <table:table-cell table:number-columns-repeated="12"/>
          <table:table-cell office:value-type="string">
            <text:p>http://persweb.wabash.edu/facstaff/hulenp/musicwor/wseaspaper.pdf</text:p>
          </table:table-cell>
          <table:table-cell table:number-columns-repeated="13"/>
        </table:table-row>
        <table:table-row table:style-name="ro3">
          <table:table-cell table:number-columns-repeated="13"/>
          <table:table-cell office:value-type="string">
            <text:p>http://www.phy.mtu.edu/~suits/scales.html</text:p>
          </table:table-cell>
          <table:table-cell table:number-columns-repeated="26"/>
        </table:table-row>
        <table:table-row table:style-name="ro3">
          <table:table-cell table:number-columns-repeated="13"/>
          <table:table-cell office:value-type="string">
            <text:p>http://www.phy.mtu.edu/~suits/overtone.html</text:p>
          </table:table-cell>
          <table:table-cell table:number-columns-repeated="26"/>
        </table:table-row>
        <table:table-row table:style-name="ro3">
          <table:table-cell table:number-columns-repeated="13"/>
          <table:table-cell office:value-type="string">
            <text:p>https://en.wikipedia.org/wiki/Five-limit_tuning#The_justest_ratios</text:p>
          </table:table-cell>
          <table:table-cell table:number-columns-repeated="26"/>
        </table:table-row>
        <table:table-row table:style-name="ro3">
          <table:table-cell table:number-columns-repeated="13"/>
          <table:table-cell office:value-type="string">
            <text:p>http://www.rev.net/~aloe/music/7limit.html</text:p>
          </table:table-cell>
          <table:table-cell table:number-columns-repeated="26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5"/>
          <table:table-cell office:value-type="string">
            <text:p>References:</text:p>
          </table:table-cell>
          <table:table-cell table:number-columns-repeated="34"/>
        </table:table-row>
        <table:table-row table:style-name="ro3">
          <table:table-cell table:number-columns-repeated="5"/>
          <table:table-cell office:value-type="string">
            <text:p>http://www.phy.mtu.edu/~suits/NoteFreqCalcs.html</text:p>
          </table:table-cell>
          <table:table-cell table:number-columns-repeated="34"/>
        </table:table-row>
        <table:table-row table:style-name="ro3">
          <table:table-cell table:number-columns-repeated="5"/>
          <table:table-cell office:value-type="string">
            <text:p>https://en.wikipedia.org/wiki/MIDI_Tuning_Standard</text:p>
          </table:table-cell>
          <table:table-cell table:number-columns-repeated="34"/>
        </table:table-row>
        <table:table-row table:style-name="ro2" table:number-rows-repeated="1048538">
          <table:table-cell table:number-columns-repeated="40"/>
        </table:table-row>
        <table:table-row table:style-name="ro2">
          <table:table-cell table:number-columns-repeated="40"/>
        </table:table-row>
      </table:table>
      <table:table table:name="Note Names" table:style-name="ta1">
        <table:table-column table:style-name="co1" table:number-columns-repeated="2" table:default-cell-style-name="Default"/>
        <table:table-row table:style-name="ro2">
          <table:table-cell office:value-type="string">
            <text:p>Note Index</text:p>
          </table:table-cell>
          <table:table-cell office:value-type="string">
            <text:p>Note Na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</text:p>
          </table:table-cell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C#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D#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E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F#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G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G#</text:p>
          </table:table-cell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#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5-04-11T19:20:45</meta:creation-date>
    <dc:date>2015-04-15T19:26:09</dc:date>
    <dc:creator>Eric Bréchemier</dc:creator>
    <meta:editing-duration>PT12H24M14S</meta:editing-duration>
    <meta:editing-cycles>86</meta:editing-cycles>
    <meta:generator>LibreOffice/3.5$Linux_x86 LibreOffice_project/350m1$Build-2</meta:generator>
    <meta:document-statistic meta:table-count="3" meta:cell-count="953" meta:object-count="0"/>
  </office:meta>
</office:document-meta>
</file>